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Times1" svg:font-family="Times" style:font-family-generic="roman"/>
    <style:font-face style:name="Arial Narrow1" svg:font-family="'Arial Narrow'" style:font-family-generic="swiss"/>
    <style:font-face style:name="Arial narrow" svg:font-family="'Arial narrow'" style:font-family-generic="swis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officeooo:rsid="003909f8" officeooo:paragraph-rsid="003909f8"/>
    </style:style>
    <style:style style:name="P2" style:family="paragraph" style:parent-style-name="Standard">
      <style:paragraph-properties fo:text-align="center" style:justify-single-word="false"/>
      <style:text-properties style:font-name="Arial Narrow" fo:font-size="16pt" fo:font-weight="bold" style:font-size-asian="16pt" style:font-weight-asian="bold" style:font-size-complex="16pt" style:font-weight-complex="bold"/>
    </style:style>
    <style:style style:name="P3" style:family="paragraph" style:parent-style-name="Standard">
      <style:paragraph-properties fo:text-align="end" style:justify-single-word="false"/>
      <style:text-properties style:font-name="Arial Narrow" fo:font-size="9pt" style:font-size-asian="9pt" style:font-size-complex="9pt"/>
    </style:style>
    <style:style style:name="P4" style:family="paragraph" style:parent-style-name="Standard">
      <style:text-properties style:font-name="Arial Narrow" fo:font-size="10pt" style:font-size-asian="10pt" style:font-size-complex="10pt"/>
    </style:style>
    <style:style style:name="P5" style:family="paragraph" style:parent-style-name="Standard">
      <style:text-properties style:font-name="Arial Narrow" fo:font-size="10pt" officeooo:paragraph-rsid="0007b2ef" style:font-size-asian="10pt" style:font-size-complex="10pt"/>
    </style:style>
    <style:style style:name="P6" style:family="paragraph" style:parent-style-name="Standard">
      <style:text-properties style:font-name="Arial Narrow" fo:font-size="10pt" officeooo:paragraph-rsid="0011b507" style:font-size-asian="10pt" style:font-size-complex="10pt"/>
    </style:style>
    <style:style style:name="P7" style:family="paragraph" style:parent-style-name="Standard">
      <style:text-properties style:font-name="Arial Narrow" fo:font-size="10pt" officeooo:paragraph-rsid="00135438" style:font-size-asian="10pt" style:font-size-complex="10pt"/>
    </style:style>
    <style:style style:name="P8" style:family="paragraph" style:parent-style-name="Standard">
      <style:paragraph-properties fo:text-align="end" style:justify-single-word="false"/>
      <style:text-properties style:font-name="Arial Narrow" fo:font-size="10pt" style:font-size-asian="10pt" style:font-size-complex="10pt"/>
    </style:style>
    <style:style style:name="P9" style:family="paragraph" style:parent-style-name="Standard">
      <style:text-properties style:font-name="Arial Narrow" fo:font-size="10pt" officeooo:rsid="003f415e" officeooo:paragraph-rsid="003f415e" style:font-size-asian="10pt" style:font-size-complex="10pt"/>
    </style:style>
    <style:style style:name="P10" style:family="paragraph" style:parent-style-name="Standard">
      <style:text-properties style:font-name="Arial Narrow" fo:font-size="10pt" officeooo:paragraph-rsid="004251c5" style:font-size-asian="10pt" style:font-size-complex="10pt"/>
    </style:style>
    <style:style style:name="P11" style:family="paragraph" style:parent-style-name="Standard">
      <style:text-properties style:font-name="Arial Narrow" fo:font-size="10pt" officeooo:paragraph-rsid="0046bacf" style:font-size-asian="10pt" style:font-size-complex="10pt"/>
    </style:style>
    <style:style style:name="P12" style:family="paragraph" style:parent-style-name="Standard">
      <style:text-properties style:font-name="Arial Narrow" fo:font-size="10pt" officeooo:rsid="002f57d5" officeooo:paragraph-rsid="0046bacf" style:font-size-asian="10pt" style:font-size-complex="10pt"/>
    </style:style>
    <style:style style:name="P13" style:family="paragraph" style:parent-style-name="Standard">
      <style:text-properties style:font-name="Arial Narrow" fo:font-size="10pt" officeooo:paragraph-rsid="00498622" style:font-size-asian="10pt" style:font-size-complex="10pt"/>
    </style:style>
    <style:style style:name="P14" style:family="paragraph" style:parent-style-name="Standard">
      <style:text-properties style:font-name="Arial Narrow" fo:font-size="10pt" officeooo:paragraph-rsid="00522fd4" style:font-size-asian="10pt" style:font-size-complex="10pt"/>
    </style:style>
    <style:style style:name="P15" style:family="paragraph" style:parent-style-name="Standard">
      <style:text-properties style:font-name="Arial Narrow" fo:font-size="10pt" officeooo:paragraph-rsid="0052a30e" style:font-size-asian="10pt" style:font-size-complex="10pt"/>
    </style:style>
    <style:style style:name="P16" style:family="paragraph" style:parent-style-name="Standard">
      <style:text-properties style:font-name="Arial Narrow" fo:font-size="10pt" officeooo:paragraph-rsid="00550cde" style:font-size-asian="10pt" style:font-size-complex="10pt"/>
    </style:style>
    <style:style style:name="P17" style:family="paragraph" style:parent-style-name="Standard">
      <style:text-properties style:font-name="Arial Narrow" fo:font-size="10pt" officeooo:paragraph-rsid="005ce7b3" style:font-size-asian="10pt" style:font-size-complex="10pt"/>
    </style:style>
    <style:style style:name="P18" style:family="paragraph" style:parent-style-name="Standard">
      <style:text-properties style:font-name="Arial Narrow"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Standard">
      <style:text-properties style:font-name="Arial Narrow" fo:font-size="10pt" fo:font-weight="bold" style:font-size-asian="10pt" style:font-weight-asian="bold" style:font-size-complex="10pt" style:font-weight-complex="bold"/>
    </style:style>
    <style:style style:name="P20" style:family="paragraph" style:parent-style-name="Standard">
      <style:text-properties style:font-name="Arial Narrow" fo:font-size="10pt" fo:font-weight="bold" officeooo:paragraph-rsid="004251c5" style:font-size-asian="10pt" style:font-weight-asian="bold" style:font-size-complex="10pt" style:font-weight-complex="bold"/>
    </style:style>
    <style:style style:name="P21" style:family="paragraph" style:parent-style-name="Standard">
      <style:paragraph-properties fo:text-align="start" style:justify-single-word="false"/>
      <style:text-properties style:font-name="Arial Narrow" fo:font-size="10pt" fo:font-weight="bold" officeooo:rsid="0052a30e" officeooo:paragraph-rsid="00550cde" style:font-size-asian="10pt" style:font-weight-asian="bold" style:font-size-complex="10pt" style:font-weight-complex="bold"/>
    </style:style>
    <style:style style:name="P22" style:family="paragraph" style:parent-style-name="Standard">
      <style:paragraph-properties fo:text-align="start" style:justify-single-word="false"/>
      <style:text-properties style:font-name="Arial Narrow" fo:font-size="10pt" fo:font-weight="bold" officeooo:rsid="0052a30e" officeooo:paragraph-rsid="00584663" style:font-size-asian="10pt" style:font-weight-asian="bold" style:font-size-complex="10pt" style:font-weight-complex="bold"/>
    </style:style>
    <style:style style:name="P23" style:family="paragraph" style:parent-style-name="Standard">
      <style:text-properties style:font-name="Arial Narrow" fo:font-size="10pt" fo:font-weight="bold" officeooo:paragraph-rsid="00550cde" style:font-size-asian="10pt" style:font-weight-asian="bold" style:font-size-complex="10pt" style:font-weight-complex="bold"/>
    </style:style>
    <style:style style:name="P24" style:family="paragraph" style:parent-style-name="Standard">
      <style:text-properties style:font-name="Arial Narrow" fo:font-size="10pt" fo:font-weight="normal" officeooo:rsid="004251c5" officeooo:paragraph-rsid="004251c5"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Arial Narrow" fo:font-size="10pt" fo:font-weight="normal" officeooo:rsid="0052a30e" officeooo:paragraph-rsid="00550cde"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Arial Narrow" fo:font-size="10pt" fo:font-weight="normal" officeooo:rsid="0052a30e" officeooo:paragraph-rsid="0056f9dd" style:font-size-asian="10pt" style:font-weight-asian="normal" style:font-size-complex="10pt" style:font-weight-complex="normal"/>
    </style:style>
    <style:style style:name="P27" style:family="paragraph" style:parent-style-name="Standard">
      <style:text-properties style:font-name="Arial Narrow" fo:font-size="12pt" style:font-size-asian="12pt" style:font-size-complex="12pt"/>
    </style:style>
    <style:style style:name="P28" style:family="paragraph" style:parent-style-name="Standard">
      <style:text-properties style:font-name="Arial Narrow" fo:font-size="12pt" officeooo:paragraph-rsid="000df68d" style:font-size-asian="12pt" style:font-size-complex="12pt"/>
    </style:style>
    <style:style style:name="P29" style:family="paragraph" style:parent-style-name="Standard">
      <style:paragraph-properties fo:text-align="center" style:justify-single-word="false"/>
      <style:text-properties style:font-name="Arial Narrow" fo:font-size="12pt" style:font-size-asian="12pt" style:font-size-complex="12pt"/>
    </style:style>
    <style:style style:name="P30" style:family="paragraph" style:parent-style-name="Standard">
      <style:paragraph-properties fo:text-align="center" style:justify-single-word="false"/>
      <style:text-properties style:font-name="Arial Narrow" fo:font-size="12pt" officeooo:paragraph-rsid="0011b507" style:font-size-asian="12pt" style:font-size-complex="12pt"/>
    </style:style>
    <style:style style:name="P31" style:family="paragraph" style:parent-style-name="Standard">
      <style:text-properties style:font-name="Arial Narrow" fo:font-size="12pt" officeooo:rsid="003a4cdd" officeooo:paragraph-rsid="003a4cdd" style:font-size-asian="12pt" style:font-size-complex="12pt"/>
    </style:style>
    <style:style style:name="P32" style:family="paragraph" style:parent-style-name="Standard">
      <style:text-properties style:font-name="Arial Narrow" fo:font-size="12pt" officeooo:paragraph-rsid="003d5683" style:font-size-asian="12pt" style:font-size-complex="12pt"/>
    </style:style>
    <style:style style:name="P33" style:family="paragraph" style:parent-style-name="Standard">
      <style:paragraph-properties fo:text-align="center" style:justify-single-word="false"/>
      <style:text-properties style:font-name="Arial Narrow" fo:font-size="12pt" fo:font-weight="bold" style:font-size-asian="12pt" style:font-weight-asian="bold" style:font-size-complex="12pt" style:font-weight-complex="bold"/>
    </style:style>
    <style:style style:name="P34" style:family="paragraph" style:parent-style-name="Standard">
      <style:paragraph-properties fo:text-align="center" style:justify-single-word="false"/>
      <style:text-properties style:font-name="Arial Narrow" fo:font-size="12pt" fo:font-weight="bold" officeooo:rsid="004469fc" officeooo:paragraph-rsid="004469fc" style:font-size-asian="12pt" style:font-weight-asian="bold" style:font-size-complex="12pt" style:font-weight-complex="bold"/>
    </style:style>
    <style:style style:name="P35" style:family="paragraph" style:parent-style-name="Standard">
      <style:paragraph-properties fo:text-align="start" style:justify-single-word="false"/>
      <style:text-properties style:font-name="Arial Narrow" fo:font-size="12pt" fo:font-weight="bold" officeooo:rsid="004469fc" officeooo:paragraph-rsid="004469fc" style:font-size-asian="12pt" style:font-weight-asian="bold" style:font-size-complex="12pt" style:font-weight-complex="bold"/>
    </style:style>
    <style:style style:name="P36" style:family="paragraph" style:parent-style-name="Standard">
      <style:paragraph-properties fo:text-align="start" style:justify-single-word="false"/>
      <style:text-properties style:font-name="Arial Narrow" fo:font-size="12pt" fo:font-weight="normal" officeooo:rsid="004469fc" officeooo:paragraph-rsid="004469fc" style:font-size-asian="12pt" style:font-weight-asian="normal" style:font-size-complex="12pt" style:font-weight-complex="normal"/>
    </style:style>
    <style:style style:name="P37" style:family="paragraph" style:parent-style-name="Standard">
      <style:text-properties officeooo:paragraph-rsid="00111592"/>
    </style:style>
    <style:style style:name="P38" style:family="paragraph" style:parent-style-name="Standard">
      <style:paragraph-properties fo:text-align="center" style:justify-single-word="false"/>
    </style:style>
    <style:style style:name="P39" style:family="paragraph" style:parent-style-name="Standard">
      <style:paragraph-properties fo:text-align="center" style:justify-single-word="false"/>
      <style:text-properties officeooo:paragraph-rsid="0011b507"/>
    </style:style>
    <style:style style:name="P40" style:family="paragraph" style:parent-style-name="Standard">
      <style:text-properties officeooo:paragraph-rsid="0011b820"/>
    </style:style>
    <style:style style:name="P41" style:family="paragraph" style:parent-style-name="Standard">
      <style:paragraph-properties fo:text-align="center" style:justify-single-word="false"/>
      <style:text-properties fo:font-weight="normal" officeooo:rsid="0040bf81" officeooo:paragraph-rsid="0040bf81" style:font-weight-asian="normal" style:font-weight-complex="normal"/>
    </style:style>
    <style:style style:name="P42" style:family="paragraph" style:parent-style-name="Standard">
      <style:paragraph-properties fo:text-align="start" style:justify-single-word="false"/>
      <style:text-properties fo:font-weight="normal" officeooo:rsid="0040bf81" officeooo:paragraph-rsid="0040bf81" style:font-weight-asian="normal" style:font-weight-complex="normal"/>
    </style:style>
    <style:style style:name="P43" style:family="paragraph" style:parent-style-name="Standard">
      <style:paragraph-properties fo:text-align="start" style:justify-single-word="false"/>
      <style:text-properties fo:font-size="10pt" fo:font-weight="normal" officeooo:rsid="0040bf81" officeooo:paragraph-rsid="0040bf81"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style:font-name="Arial narrow" fo:font-size="10pt" fo:font-weight="normal" officeooo:rsid="0040bf81" officeooo:paragraph-rsid="0040bf81"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style:font-name="Arial narrow" fo:font-size="10pt" fo:font-weight="normal" officeooo:rsid="0040bf81" officeooo:paragraph-rsid="004251c5" style:font-size-asian="10pt" style:font-weight-asian="normal" style:font-size-complex="10pt" style:font-weight-complex="normal"/>
    </style:style>
    <style:style style:name="P46" style:family="paragraph" style:parent-style-name="Standard">
      <style:paragraph-properties fo:text-align="center" style:justify-single-word="false"/>
      <style:text-properties style:font-name="Arial narrow" fo:font-size="10pt" fo:font-weight="normal" officeooo:rsid="0052a30e" officeooo:paragraph-rsid="0052a30e" style:font-size-asian="8.75pt" style:font-weight-asian="normal" style:font-size-complex="10pt" style:font-weight-complex="normal"/>
    </style:style>
    <style:style style:name="P47" style:family="paragraph" style:parent-style-name="Standard">
      <style:paragraph-properties fo:text-align="start" style:justify-single-word="false"/>
      <style:text-properties officeooo:rsid="0052a30e" officeooo:paragraph-rsid="00550cde"/>
    </style:style>
    <style:style style:name="P48" style:family="paragraph" style:parent-style-name="Title">
      <style:text-properties fo:font-size="14pt" style:font-size-asian="14pt" style:font-size-complex="14pt"/>
    </style:style>
    <style:style style:name="P49" style:family="paragraph" style:parent-style-name="Standard">
      <style:paragraph-properties fo:text-align="center" style:justify-single-word="false" fo:break-before="page"/>
    </style:style>
    <style:style style:name="P50" style:family="paragraph" style:parent-style-name="Standard">
      <style:paragraph-properties fo:text-align="center" style:justify-single-word="false" fo:break-before="page"/>
      <style:text-properties officeooo:paragraph-rsid="0011b507"/>
    </style:style>
    <style:style style:name="P51" style:family="paragraph" style:parent-style-name="Standard">
      <style:paragraph-properties fo:text-align="center" style:justify-single-word="false" fo:break-before="page"/>
      <style:text-properties officeooo:paragraph-rsid="0011b820"/>
    </style:style>
    <style:style style:name="P52" style:family="paragraph" style:parent-style-name="Standard">
      <style:paragraph-properties fo:text-align="center" style:justify-single-word="false" fo:break-before="page"/>
      <style:text-properties officeooo:paragraph-rsid="00135438"/>
    </style:style>
    <style:style style:name="P53" style:family="paragraph" style:parent-style-name="Standard">
      <style:paragraph-properties fo:text-align="center" style:justify-single-word="false" fo:break-before="page"/>
      <style:text-properties style:font-name="Arial Narrow" fo:font-size="12pt" officeooo:paragraph-rsid="0011b507" style:font-size-asian="12pt" style:font-size-complex="12pt"/>
    </style:style>
    <style:style style:name="P54" style:family="paragraph" style:parent-style-name="Standard">
      <style:paragraph-properties fo:text-align="center" style:justify-single-word="false" fo:break-before="page"/>
      <style:text-properties fo:font-weight="bold" style:font-weight-asian="bold" style:font-weight-complex="bold"/>
    </style:style>
    <style:style style:name="P55" style:family="paragraph" style:parent-style-name="Standard">
      <style:paragraph-properties fo:text-align="center" style:justify-single-word="false" fo:break-before="page"/>
      <style:text-properties fo:font-weight="bold" officeooo:rsid="0040bf81" officeooo:paragraph-rsid="0040bf81" style:font-weight-asian="bold" style:font-weight-complex="bold"/>
    </style:style>
    <style:style style:name="P56" style:family="paragraph" style:parent-style-name="Standard">
      <style:paragraph-properties fo:text-align="center" style:justify-single-word="false" fo:break-before="page"/>
      <style:text-properties fo:font-weight="normal" officeooo:rsid="0040bf81" officeooo:paragraph-rsid="0040bf81" style:font-weight-asian="normal" style:font-weight-complex="normal"/>
    </style:style>
    <style:style style:name="P57" style:family="paragraph" style:parent-style-name="Standard">
      <style:paragraph-properties fo:text-align="center" style:justify-single-word="false" fo:break-before="page"/>
      <style:text-properties style:font-name="Times1" fo:font-size="13pt" fo:font-weight="bold" officeooo:rsid="0052a30e" officeooo:paragraph-rsid="0052a30e" style:font-size-asian="13pt" style:font-weight-asian="bold" style:font-size-complex="13pt" style:font-weight-complex="bold"/>
    </style:style>
    <style:style style:name="P58" style:family="paragraph" style:parent-style-name="Title">
      <style:paragraph-properties fo:break-before="page"/>
      <style:text-properties style:font-name="Arial Narrow" fo:font-size="12pt" style:font-size-asian="12pt" style:font-size-complex="12pt"/>
    </style:style>
    <style:style style:name="P59" style:family="paragraph" style:parent-style-name="Standard" style:master-page-name="">
      <style:paragraph-properties fo:margin-left="1.5in" fo:margin-right="0in" fo:text-indent="0in" style:auto-text-indent="false" style:page-number="auto"/>
      <style:text-properties style:font-name="Arial Narrow" fo:font-size="10pt" style:font-size-asian="10pt" style:font-size-complex="10pt"/>
    </style:style>
    <style:style style:name="P60" style:family="paragraph" style:parent-style-name="Standard" style:list-style-name="L1">
      <style:text-properties fo:font-size="12pt" style:font-size-asian="12pt" style:font-size-complex="12pt"/>
    </style:style>
    <style:style style:name="P61" style:family="paragraph" style:parent-style-name="Standard" style:list-style-name="L1">
      <style:text-properties fo:font-size="12pt" officeooo:rsid="0040bf81" officeooo:paragraph-rsid="0040bf81" style:font-size-asian="12pt" style:font-size-complex="12pt"/>
    </style:style>
    <style:style style:name="P62" style:family="paragraph" style:parent-style-name="Standard" style:list-style-name="L2"/>
    <style:style style:name="P63" style:family="paragraph" style:parent-style-name="Standard" style:list-style-name="L2">
      <style:text-properties style:font-name="Arial Narrow1" fo:font-size="12pt" style:font-size-asian="12pt" style:font-size-complex="12pt"/>
    </style:style>
    <style:style style:name="T1" style:family="text">
      <style:text-properties officeooo:rsid="003740d8"/>
    </style:style>
    <style:style style:name="T2" style:family="text">
      <style:text-properties fo:font-weight="bold" style:font-weight-asian="bold" style:font-weight-complex="bold"/>
    </style:style>
    <style:style style:name="T3" style:family="text">
      <style:text-properties fo:font-weight="bold" officeooo:rsid="0023cfb4" style:font-weight-asian="bold" style:font-weight-complex="bold"/>
    </style:style>
    <style:style style:name="T4" style:family="text">
      <style:text-properties fo:font-weight="bold" officeooo:rsid="001ba609" style:font-weight-asian="bold" style:font-weight-complex="bold"/>
    </style:style>
    <style:style style:name="T5" style:family="text">
      <style:text-properties fo:font-weight="bold" officeooo:rsid="002dcf97" style:font-weight-asian="bold" style:font-weight-complex="bold"/>
    </style:style>
    <style:style style:name="T6" style:family="text">
      <style:text-properties fo:font-weight="bold" officeooo:rsid="0046debf" style:font-weight-asian="bold" style:font-weight-complex="bold"/>
    </style:style>
    <style:style style:name="T7" style:family="text">
      <style:text-properties fo:font-weight="bold" officeooo:rsid="005f6c8b" style:font-weight-asian="bold" style:font-weight-complex="bold"/>
    </style:style>
    <style:style style:name="T8" style:family="text">
      <style:text-properties fo:font-weight="bold" fo:background-color="#ffff00" loext:char-shading-value="0" style:font-weight-asian="bold" style:font-weight-complex="bold"/>
    </style:style>
    <style:style style:name="T9" style:family="text">
      <style:text-properties fo:font-weight="bold" officeooo:rsid="0056f9dd" fo:background-color="#ffff00" loext:char-shading-value="0" style:font-weight-asian="bold" style:font-weight-complex="bold"/>
    </style:style>
    <style:style style:name="T10" style:family="text">
      <style:text-properties style:font-name="Arial Narrow" fo:font-size="12pt" style:font-size-asian="12pt" style:font-size-complex="12pt"/>
    </style:style>
    <style:style style:name="T11" style:family="text">
      <style:text-properties style:font-name="Arial Narrow" fo:font-size="12pt" officeooo:rsid="00154838" style:font-size-asian="12pt" style:font-size-complex="12pt"/>
    </style:style>
    <style:style style:name="T12" style:family="text">
      <style:text-properties style:font-name="Arial Narrow" fo:font-size="10pt" style:font-size-asian="10pt" style:font-size-complex="10pt"/>
    </style:style>
    <style:style style:name="T13" style:family="text">
      <style:text-properties style:font-name="Arial Narrow" fo:font-size="10pt" officeooo:rsid="000e48a9" style:font-size-asian="10pt" style:font-size-complex="10pt"/>
    </style:style>
    <style:style style:name="T14" style:family="text">
      <style:text-properties style:font-name="Arial Narrow" fo:font-size="10pt" officeooo:rsid="000e6fa1" style:font-size-asian="10pt" style:font-size-complex="10pt"/>
    </style:style>
    <style:style style:name="T15" style:family="text">
      <style:text-properties style:font-name="Arial Narrow" fo:font-size="10pt" fo:font-weight="bold" style:font-size-asian="10pt" style:font-weight-asian="bold" style:font-size-complex="10pt" style:font-weight-complex="bold"/>
    </style:style>
    <style:style style:name="T16" style:family="text">
      <style:text-properties style:font-name="Arial Narrow" fo:font-weight="bold" style:font-weight-asian="bold" style:font-weight-complex="bold"/>
    </style:style>
    <style:style style:name="T17" style:family="text">
      <style:text-properties officeooo:rsid="000a4947"/>
    </style:style>
    <style:style style:name="T18" style:family="text">
      <style:text-properties fo:font-style="italic" style:font-style-asian="italic" style:font-style-complex="italic"/>
    </style:style>
    <style:style style:name="T19" style:family="text">
      <style:text-properties officeooo:rsid="000e48a9"/>
    </style:style>
    <style:style style:name="T20" style:family="text">
      <style:text-properties officeooo:rsid="000e6fa1"/>
    </style:style>
    <style:style style:name="T21" style:family="text">
      <style:text-properties officeooo:rsid="000fec68"/>
    </style:style>
    <style:style style:name="T22" style:family="text">
      <style:text-properties officeooo:rsid="0011b507"/>
    </style:style>
    <style:style style:name="T23" style:family="text">
      <style:text-properties fo:font-size="13pt" fo:font-weight="bold" style:font-size-asian="13pt" style:font-weight-asian="bold" style:font-size-complex="13pt" style:font-weight-complex="bold"/>
    </style:style>
    <style:style style:name="T24" style:family="text">
      <style:text-properties fo:font-size="13pt" fo:font-weight="bold" officeooo:rsid="00111592" style:font-size-asian="13pt" style:font-weight-asian="bold" style:font-size-complex="13pt" style:font-weight-complex="bold"/>
    </style:style>
    <style:style style:name="T25" style:family="text">
      <style:text-properties fo:font-weight="normal" style:font-weight-asian="normal" style:font-weight-complex="normal"/>
    </style:style>
    <style:style style:name="T26" style:family="text">
      <style:text-properties fo:font-weight="normal" officeooo:rsid="005ce7b3" style:font-weight-asian="normal" style:font-weight-complex="normal"/>
    </style:style>
    <style:style style:name="T27" style:family="text">
      <style:text-properties officeooo:rsid="00154838"/>
    </style:style>
    <style:style style:name="T28" style:family="text">
      <style:text-properties officeooo:rsid="00192097"/>
    </style:style>
    <style:style style:name="T29" style:family="text">
      <style:text-properties officeooo:rsid="001c304b"/>
    </style:style>
    <style:style style:name="T30" style:family="text">
      <style:text-properties officeooo:rsid="001e196a"/>
    </style:style>
    <style:style style:name="T31" style:family="text">
      <style:text-properties officeooo:rsid="00201061"/>
    </style:style>
    <style:style style:name="T32" style:family="text">
      <style:text-properties officeooo:rsid="00201f48"/>
    </style:style>
    <style:style style:name="T33" style:family="text">
      <style:text-properties officeooo:rsid="0023cfb4"/>
    </style:style>
    <style:style style:name="T34" style:family="text">
      <style:text-properties officeooo:rsid="00250ab7"/>
    </style:style>
    <style:style style:name="T35" style:family="text">
      <style:text-properties officeooo:rsid="0026dc23"/>
    </style:style>
    <style:style style:name="T36" style:family="text">
      <style:text-properties officeooo:rsid="002c47b7"/>
    </style:style>
    <style:style style:name="T37" style:family="text">
      <style:text-properties officeooo:rsid="002c7944"/>
    </style:style>
    <style:style style:name="T38" style:family="text">
      <style:text-properties officeooo:rsid="002dcf97"/>
    </style:style>
    <style:style style:name="T39" style:family="text">
      <style:text-properties officeooo:rsid="002f57d5"/>
    </style:style>
    <style:style style:name="T40" style:family="text">
      <style:text-properties officeooo:rsid="002f81cf"/>
    </style:style>
    <style:style style:name="T41" style:family="text">
      <style:text-properties officeooo:rsid="003c0f5e"/>
    </style:style>
    <style:style style:name="T42" style:family="text">
      <style:text-properties officeooo:rsid="003d3230"/>
    </style:style>
    <style:style style:name="T43" style:family="text">
      <style:text-properties officeooo:rsid="004251c5"/>
    </style:style>
    <style:style style:name="T44" style:family="text">
      <style:text-properties officeooo:rsid="0040bf81"/>
    </style:style>
    <style:style style:name="T45" style:family="text">
      <style:text-properties officeooo:rsid="00498622"/>
    </style:style>
    <style:style style:name="T46" style:family="text">
      <style:text-properties officeooo:rsid="004ac71a"/>
    </style:style>
    <style:style style:name="T47" style:family="text">
      <style:text-properties officeooo:rsid="004bed6f"/>
    </style:style>
    <style:style style:name="T48" style:family="text">
      <style:text-properties officeooo:rsid="004e3acd"/>
    </style:style>
    <style:style style:name="T49" style:family="text">
      <style:text-properties officeooo:rsid="00517f6e"/>
    </style:style>
    <style:style style:name="T50" style:family="text">
      <style:text-properties officeooo:rsid="0056f9dd"/>
    </style:style>
    <style:style style:name="T51" style:family="text">
      <style:text-properties officeooo:rsid="005708ef"/>
    </style:style>
    <style:style style:name="T52" style:family="text">
      <style:text-properties officeooo:rsid="0057138d"/>
    </style:style>
    <style:style style:name="T53" style:family="text">
      <style:text-properties officeooo:rsid="005af845"/>
    </style:style>
    <style:style style:name="T54" style:family="text">
      <style:text-properties officeooo:rsid="005ce7b3"/>
    </style:style>
    <style:style style:name="T55" style:family="text">
      <style:text-properties officeooo:rsid="005dd11e"/>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rX Server Guide</text:p>
      <text:p text:style-name="P3">Last Modified: <text:date style:data-style-name="N37" text:date-value="2015-08-25T13:01:24.628909220" text:fixed="true">08/25/15</text:date></text:p>
      <text:p text:style-name="P3">Current Version: 1.0.0.5</text:p>
      <text:p text:style-name="P8"/>
      <text:p text:style-name="P32"><text:span text:style-name="T7">kacey</text:span><text:span text:style-name="T2">merX</text:span> is an open source project, developed to enable manufacturers and distributors to receive and process many different types of transactions from their business partners. <text:s/>Designed originally to fill a need in the Powersports and Lawn &amp; Garden Industries, the merX server and supporting Generics can be used to provide these services in an almost unlimited way.</text:p>
      <text:p text:style-name="P27"/>
      <text:p text:style-name="P27"><text:span text:style-name="T2">merX</text:span> is comprised of two main pieces. <text:s/>First, <text:span text:style-name="T33">merX</text:span> is a generic application supporting the ability to connect, authenticate, send and receive packages. <text:s/>This server has no immediate knowledge as to the types of packages being sent and is only focused on making sure that clients c<text:initial-creator/>an authenticate to its services and process the necessary requests.</text:p>
      <text:p text:style-name="P27"/>
      <text:p text:style-name="P27">The next element of the merX server is the support of what we call general purpose packages, <text:span text:style-name="T33">which</text:span> are built into merX to handle certain tasks. <text:s/>In its current version merX <text:span text:style-name="T33">is</text:span> comprised of:</text:p>
      <text:p text:style-name="P27"/>
      <text:list xml:id="list7100524401552498337" text:style-name="L1">
        <text:list-item>
          <text:p text:style-name="P60"><text:span text:style-name="T8">sendorder</text:span> (sending purchase orders)</text:p>
        </text:list-item>
        <text:list-item>
          <text:p text:style-name="P60"><text:span text:style-name="T2">getorderstatus</text:span> (retrieving updates on previous orders sent)</text:p>
        </text:list-item>
        <text:list-item>
          <text:p text:style-name="P60"><text:span text:style-name="T2">sendpayment</text:span> (paying purchase orders electronically)</text:p>
        </text:list-item>
        <text:list-item>
          <text:p text:style-name="P60"><text:span text:style-name="T2">getcredits</text:span> (retrieving current credit information)</text:p>
        </text:list-item>
        <text:list-item>
          <text:p text:style-name="P60"><text:span text:style-name="T8">getinventory</text:span> (retrieving current inventory information on specific item)</text:p>
        </text:list-item>
        <text:list-item>
          <text:p text:style-name="P60"><text:span text:style-name="T8">get</text:span><text:span text:style-name="T9">iteminfo</text:span> (retrieving dealer specific price/cost information)</text:p>
        </text:list-item>
        <text:list-item>
          <text:p text:style-name="P61"><text:span text:style-name="T8">getvendors</text:span> (<text:span text:style-name="T43">returns a list of all vendors</text:span>)</text:p>
        </text:list-item>
        <text:list-item>
          <text:p text:style-name="P60"><text:span text:style-name="T2">sendinventory</text:span> (customer send<text:span text:style-name="T32">s</text:span> their current inventory information)</text:p>
        </text:list-item>
        <text:list-item>
          <text:p text:style-name="P60"><text:span text:style-name="T2">sendsales</text:span> (customer send<text:span text:style-name="T32">s</text:span> their day<text:span text:style-name="T32">'</text:span>s sales data )</text:p>
        </text:list-item>
        <text:list-item>
          <text:p text:style-name="P60"><text:span text:style-name="T8">getmodel</text:span> (Retrieves rebates, hold backs on particular model number)</text:p>
        </text:list-item>
        <text:list-item>
          <text:p text:style-name="P60"><text:span text:style-name="T2">senddoorswings</text:span> (sending door swing counts )</text:p>
        </text:list-item>
        <text:list-item>
          <text:p text:style-name="P60"><text:span text:style-name="T2">sendconsignmentinventory</text:span> (send current consignment inventory counts )</text:p>
        </text:list-item>
        <text:list-item>
          <text:p text:style-name="P60"><text:span text:style-name="T2">sendconsignmentsales</text:span> (send current sales data with respect to consignment parts )</text:p>
        </text:list-item>
        <text:list-item>
          <text:p text:style-name="P60"><text:span text:style-name="T2">getpricefile</text:span> (standardized updates of current parts, prices and supersessions)</text:p>
        </text:list-item>
        <text:list-item>
          <text:p text:style-name="P60"><text:span text:style-name="T2">sendwarranty</text:span> (submitting warranty claim data)</text:p>
          <text:p text:style-name="P60"/>
        </text:list-item>
      </text:list>
      <text:p text:style-name="P27">merX is open source and freely available, therefore, adding support for additional communications can be done without restriction, and requests can be made to modify/add to the available Generics. <text:s/>Generics that are built into merX will remain standardized across the entire project to insure anyone that interfaces to them will always be able to reliably do so.</text:p>
      <text:p text:style-name="P27"/>
      <text:p text:style-name="P27">There is a merX server that is also freely available that is written in <text:span text:style-name="T40">PHP</text:span> programming language, which makes it a very simple installation onto any platform. We highly recommend using Linux as the primary server platform but anything you have will work. <text:span text:style-name="T40">PHP</text:span> is <text:span text:style-name="T40">a proven </text:span>robust programming language with multi-threaded processes baked into the language itself. This allows merX to handle extreme customer loads in a very simple and straight forward way, keeping the source code understandable and flexible. However, <text:span text:style-name="T2">it is perfectly acceptable to run a merX server on any web-server such as Apache or NGINX using PHP, PERL or any other language you choose</text:span>.</text:p>
      <text:p text:style-name="P27"/>
      <text:p text:style-name="P27">The primary communication mechanism for merX to your back-end business system is through the <text:span text:style-name="T2">MariaDB</text:span> (MySQL fork) tables themselves. We will provide example queries to send/receive data from these tables and the merX team can also provide additional paid services to assist in the back-end integration of merX into your business system if needed.</text:p>
      <text:p text:style-name="P27"><text:soft-page-break/></text:p>
      <text:p text:style-name="P27">Because <text:span text:style-name="T2">MariaDB</text:span> (M<text:span text:style-name="T33">y</text:span>SQL) can be accessed from all programming languages that run on most popular operating systems, there is little worry that you will have problems communicating with it directly. The <text:span text:style-name="T2">MariaDB</text:span> platform utilizes the standard M<text:span text:style-name="T33">y</text:span>SQL libraries.</text:p>
      <text:p text:style-name="P27"/>
      <text:p text:style-name="P31">If you wish to replicate the environment that merX was developed in, the following info should help you: Ubuntu 14.04 LTS (linux), MariaDB 5.5, and NGINX (pronounced engine X) <text:span text:style-name="T42">v1.4.6 </text:span>Web Server.</text:p>
      <text:p text:style-name="P27"/>
      <text:p text:style-name="P27">Future versions of merX will also have a web based administrative front end that will allow for setting up and maintaining the merX server. <text:span text:style-name="T33">Presently </text:span><text:span text:style-name="T3">ALL</text:span><text:span text:style-name="T33"> merX operations are done in the Command Line Interface. </text:span>Currently these services are provided by a set of scripts that run on the server itself. Examples of these scripts are for supplying the server with a list of your current dealers so that it can verify that its communicating with only those dealers/customers.</text:p>
      <text:p text:style-name="P27"/>
      <text:p text:style-name="P28">Given its open source nature, there may be other companies that <text:span text:style-name="T33">will eventually</text:span> offer those services or each vendor/supplier can support their own system given its simplistic nature.</text:p>
      <text:p text:style-name="P28"/>
      <text:p text:style-name="P28">It is also possible to contract <text:span text:style-name="T2">nizeX</text:span>, Inc. to host your merX server where orders will enter the <text:span text:style-name="T33">system</text:span> and you <text:span text:style-name="T33">would</text:span> simply use REST/JSON calls to pull each order down and to send updated information back. Each server will stand on its own and will not share information with any other vendor.</text:p>
      <text:p text:style-name="P48"/>
      <text:p text:style-name="P58"/>
      <text:p text:style-name="P27">Authentication:</text:p>
      <text:p text:style-name="P27"/>
      <text:p text:style-name="P27">Before any packages can be sent into the merX system, you must first authenticate with it. There are two main methods for authenticating based on whether you are a BSV or a user.</text:p>
      <text:p text:style-name="P27"/>
      <text:list xml:id="list956443456278747578" text:style-name="L2">
        <text:list-item>
          <text:p text:style-name="P62"><text:span text:style-name="T10">Each Business System Vendor (BSV) is required to contact </text:span><text:a xlink:type="simple" xlink:href="http://www.merxedi.com/" text:style-name="Internet_20_link"><text:span text:style-name="T10">support@merxedi.com</text:span></text:a><text:span text:style-name="T10"> in order to receive a specific BSV Key for their system. This key will be generated once and used for all communications with vendors for that specific BSV.</text:span></text:p>
        </text:list-item>
      </text:list>
      <text:p text:style-name="P27"/>
      <text:p text:style-name="P27">There will be a test server setup at <text:span text:style-name="T19">www.</text:span>merxedi.com that will handle all currently supported API's and will respond immediately with appropriate response codes and data to simulate communicating with a vendor.</text:p>
      <text:p text:style-name="P27"/>
      <text:list xml:id="list964192533" text:style-name="L2">
        <text:list-item>
          <text:p text:style-name="P63">The dealer setup is a process, and starts with the vendor pushing in a list of their dealer numbers they wish to be able to communicate with. The BSV will then push that dealer number into the merX system with an order or other Generic. merX will <text:span text:style-name="T34">chec</text:span>k to see if the dealer has already been given a <text:span text:style-name="T41">dealer key (</text:span>UUID<text:span text:style-name="T41">)</text:span> and if not (this would be the very first time a dealer sent an order), then one would be generated and sent back to them. This UUID would then be required for all future communications with the vendor and should be stored locally by the BSV.</text:p>
        </text:list-item>
      </text:list>
      <text:p text:style-name="P27"/>
      <text:p text:style-name="P4">Note: It is the combination of Dealer Number, BSV Key and UUID along with the SSL encryption that secures the system. <text:span text:style-name="T19">This </text:span>ensures only the proper dealer is capable of placing an order and that no one else can communicate on their behalf.</text:p>
      <text:p text:style-name="P4"/>
      <text:p text:style-name="P4">Note: <text:s/>There is a server located at merxedi.com on port 2333 that when passed a BSV key, will return whether or not that is a valid BSV. Once it has been authenticated the first time it will be stored locally so that the vendor does not have to do any future checks. Each vendor system will communicate back to this server nightly to <text:span text:style-name="T19">re-validate</text:span> BSV keys. This process will also allow <text:span text:style-name="T41">a</text:span> BSV to invalidate a key <text:span text:style-name="T19">if</text:span> they wish to change to a new one.</text:p>
      <text:p text:style-name="P4"/>
      <text:p text:style-name="P4"><text:span text:style-name="T35">Note: </text:span>Dealer UUID will be stored locally by their respective BSV and passed in with all future communications. Only the very first communication will succeed without a proper UUID.</text:p>
      <text:p text:style-name="P4"/>
      <text:p text:style-name="P4">Note: Vendors will be required to reset Dealer keys using a server script that runs on the merX server if need<text:span text:style-name="T19">ed</text:span>.</text:p>
      <text:p text:style-name="P4"/>
      <text:p text:style-name="P4">Note: Dealer numbers will be preloaded by vendors using a script in the merX folder called <text:span text:style-name="T18">loaddealers</text:span>. This program will take a single parameter of the file name and will be looking for a .csv list of “dealernumber”,”dealername” on each line. This serves as the initial step in setting up dealers to be able to start sending orders.</text:p>
      <text:p text:style-name="P4"/>
      <text:p text:style-name="P4">Note: Price file data can be communicated using <text:span text:style-name="T19">d</text:span>eltas and the built-in processing scripts. merX will have a standardized method for communicating price file data back to the dealer<text:span text:style-name="T19">'</text:span>s system, but within each package you can have non-standard fields to pass back additional information to the BSV to communicate with the dealers.</text:p>
      <text:p text:style-name="P4"/>
      <text:p text:style-name="P4">Note: merX is not concerned with <text:span text:style-name="T19">s</text:span>uper<text:span text:style-name="T19">s</text:span>e<text:span text:style-name="T19">dure</text:span> data and will accept all orders as they arrive. The status update itself will contain problem data and will be received directly from the vendor<text:span text:style-name="T19">'</text:span>s system upon processing orders. This allows the merX system to remain standardized and not have to deal with different scenarios for different vendors.</text:p>
      <text:p text:style-name="P4"/>
      <text:p text:style-name="P40"><text:span text:style-name="T12">Note: Because price and </text:span><text:span text:style-name="T13">item</text:span><text:span text:style-name="T12"> data can be sent back in real-time as delta releases, merX keeps up with what version each dealer has, supersession data should be less of an issue and dealer prices should be more up to date. The merX system attempts to strip out all unnecessary data to enable these updates to process quickly. As an example, if a</text:span><text:span text:style-name="T14">n</text:span><text:span text:style-name="T12"> </text:span><text:span text:style-name="T14">item</text:span><text:span text:style-name="T12"> price changes but the de</text:span><text:span text:style-name="T14">scription</text:span><text:span text:style-name="T12"> ha</text:span><text:span text:style-name="T14">s</text:span><text:span text:style-name="T12"> </text:span><text:span text:style-name="T14">not</text:span><text:span text:style-name="T12">, the system will only send across the part number and its price.</text:span></text:p>
      <text:p text:style-name="P40"/>
      <text:p text:style-name="P9">Note: When using price codes, discounts must be in decimal form. Ex. 10% off list would be -.1</text:p>
      <text:p text:style-name="P51"><text:span text:style-name="T24">s</text:span><text:span text:style-name="T23">endorder</text:span>:</text:p>
      <text:p text:style-name="P37"><text:span text:style-name="T10">Th</text:span><text:span text:style-name="T11">is </text:span><text:span text:style-name="T10">transaction type is used to send a Purchase Order to a selected vendor. The response can be a simple HTTP response code that it was received or it could be rejected due to the order having already been sent. Error codes are sent in the message body as the first word in the sentence and will be listed in Appendix B for each event. HTTP status codes are used to tell the dealer's BSV if the request was successful or not. See Appendix A for the list of valid HTTP response codes.</text:span></text:p>
      <text:p text:style-name="P4"/>
      <text:p text:style-name="P18">NOTE: This is currently the only method call that will automatically create a new dealer authentication key. It will only do this if the dealer has never had a key. Afterwards the original key will be required to be sent along with all future communications. Removing the current key from the dealer <text:span text:style-name="T20">credentials</text:span> table will cause a new string to be generated.</text:p>
      <text:p text:style-name="P4"/>
      <text:p text:style-name="P4">Request Type: POST</text:p>
      <text:p text:style-name="P4"/>
      <text:p text:style-name="P4">URL Path: <text:span text:style-name="T25">/sendorder</text:span></text:p>
      <text:p text:style-name="P4"/>
      <text:p text:style-name="P4">Required POST Variables:</text:p>
      <text:p text:style-name="P5"/>
      <text:p text:style-name="P4"><text:tab/><text:span text:style-name="T2">[AccountNumber]<text:tab/><text:tab/>=&gt; Dealer's account, provided by supplier/vendor.</text:span></text:p>
      <text:p text:style-name="P19"><text:tab/>[DealerKey]<text:tab/><text:tab/>=&gt; Dealer's UUID that was passed back in original order (blank on very first communication)</text:p>
      <text:p text:style-name="P19"><text:tab/>[BSVKey]<text:tab/><text:tab/>=&gt; BSV authentication key.</text:p>
      <text:p text:style-name="P19"><text:tab/>[Data]<text:tab/><text:tab/><text:tab/>=&gt; JSON field that contains all of the purchase order details</text:p>
      <text:p text:style-name="P4"/>
      <text:p text:style-name="P4">Data JSON Object Format:</text:p>
      <text:p text:style-name="P4"><text:tab/><text:span text:style-name="T2">[PONumber]*<text:tab/><text:tab/>=&gt; The dealer's Purchase Order Number (max 20 characters)</text:span></text:p>
      <text:p text:style-name="P11"><text:tab/><text:span text:style-name="T2">[OrderType]*<text:tab/><text:tab/>=&gt; 1=For </text:span><text:span text:style-name="T6">Regular</text:span><text:span text:style-name="T2">, 2=Seasonal Order</text:span></text:p>
      <text:p text:style-name="P12"><text:tab/>[Status]<text:tab/><text:tab/><text:tab/>=&gt; Status of shippable items when order is submitted: 0 = Pending, 1 = Ordered</text:p>
      <text:p text:style-name="P11"><text:tab/>[ShipToFirstName]<text:tab/><text:tab/>=&gt; (max 50 characters)</text:p>
      <text:p text:style-name="P4"><text:tab/>[ShipToLastName]<text:tab/><text:tab/>=&gt; (max 50 characters)</text:p>
      <text:p text:style-name="P4"><text:tab/>[ShipToCompany]<text:tab/><text:tab/>=&gt; (max 50 characters)</text:p>
      <text:p text:style-name="P4"><text:tab/>[ShipToAddress1]<text:tab/><text:tab/>=&gt; (max 50 characters)</text:p>
      <text:p text:style-name="P4"><text:tab/>[ShipToAddress2]<text:tab/><text:tab/>=&gt; (max 50 characters)</text:p>
      <text:p text:style-name="P4"><text:tab/>[ShipToCity]<text:tab/><text:tab/>=&gt; (max 50 characters)</text:p>
      <text:p text:style-name="P4"><text:tab/>[ShipToState]<text:tab/><text:tab/>=&gt; (max 5 characters)</text:p>
      <text:p text:style-name="P4"><text:tab/>[ShipToZip]<text:tab/><text:tab/>=&gt; (max 15 characters)</text:p>
      <text:p text:style-name="P4"><text:tab/>[ShipToCountry]<text:tab/><text:tab/>=&gt; (max 3 characters)</text:p>
      <text:p text:style-name="P4"><text:tab/>[ShipToPhone]<text:tab/><text:tab/>=&gt; (max 15 characters)</text:p>
      <text:p text:style-name="P4"><text:tab/>[ShipToEmail]<text:tab/><text:tab/>=&gt; (max 50 characters)</text:p>
      <text:p text:style-name="P4"><text:tab/>[ShipMethod]<text:tab/><text:tab/>=&gt; 1=Regular, 2=2 Day, 3=Next Day </text:p>
      <text:p text:style-name="P4"><text:tab/>[PaymentMethod]<text:tab/><text:tab/>=&gt; 1=Account, 2=Credit Card, 3=COD</text:p>
      <text:p text:style-name="P4"><text:tab/>[LastFour]<text:tab/><text:tab/>=&gt; Last 4 of card to use. Card must already be on account </text:p>
      <text:p text:style-name="P4"><text:tab/><text:span text:style-name="T39"> </text:span></text:p>
      <text:p text:style-name="P4"><text:tab/>[Items]<text:tab/>(Array)</text:p>
      <text:p text:style-name="P4"><text:tab/><text:tab/>[0]<text:tab/>=&gt; (Object)</text:p>
      <text:p text:style-name="P4"><text:tab/><text:tab/><text:tab/><text:span text:style-name="T2">[Vendor</text:span><text:span text:style-name="T4">ID</text:span><text:span text:style-name="T2">]*<text:tab/>=&gt; Vendor the part belongs to</text:span></text:p>
      <text:p text:style-name="P19"><text:tab/><text:tab/><text:tab/>[ItemNumber]*<text:tab/>=&gt; Vendor's part number (max 30 characters)</text:p>
      <text:p text:style-name="P19"><text:tab/><text:tab/><text:tab/>[Qty]*<text:tab/><text:tab/>=&gt; Quantity ordered</text:p>
      <text:p text:style-name="P4"><text:span text:style-name="T2"><text:tab/><text:tab/><text:tab/></text:span>[FillStatus]<text:tab/>=&gt; Not Required but sending 1 in this field tells vendor ONLY ACCEPT IF YOU CAN FILL COMPLETELY and sending 2 means send me what you have but DO NOT BACKORDER anything you don't have.</text:p>
      <text:p text:style-name="P4"/>
      <text:p text:style-name="P5"><text:tab/>[Units]<text:tab/>(Array)</text:p>
      <text:p text:style-name="P4"><text:tab/><text:tab/>[0] <text:tab/>=&gt; (Object)</text:p>
      <text:p text:style-name="P4"><text:tab/><text:tab/><text:tab/><text:span text:style-name="T2">[Vendor</text:span><text:span text:style-name="T4">ID</text:span><text:span text:style-name="T2">]*<text:tab/>=&gt; Vendor the part belongs to</text:span></text:p>
      <text:p text:style-name="P10"><text:tab/><text:tab/><text:tab/><text:span text:style-name="T2">[ModelNumber]*<text:tab/>=&gt; Vendor's model number or order code</text:span></text:p>
      <text:p text:style-name="P20"><text:tab/><text:tab/><text:tab/>[Qty]*<text:tab/><text:tab/>=&gt; Quantity ordered</text:p>
      <text:p text:style-name="P10"><text:span text:style-name="T2"><text:tab/><text:tab/><text:tab/></text:span>[OrderCode]<text:tab/>=&gt; If vendor has a unique part number to reference this unit, it goes here</text:p>
      <text:p text:style-name="P4"><text:tab/><text:tab/><text:tab/>[Year]<text:tab/><text:tab/>=&gt; Year of unit if required</text:p>
      <text:p text:style-name="P4"><text:tab/><text:tab/><text:tab/>[Colors]<text:tab/><text:tab/>=&gt; Primary color of unit</text:p>
      <text:p text:style-name="P4"><text:soft-page-break/><text:tab/><text:tab/><text:tab/>[Details]<text:tab/><text:tab/>=&gt; Special notes or detail of units desired</text:p>
      <text:p text:style-name="P4"/>
      <text:p text:style-name="P4">If ShipTo information is passed, then you should use what is on file with their account. “ShipTo” <text:span text:style-name="T28">i</text:span>nformation different than dealership will assume a drop ship situation.</text:p>
      <text:p text:style-name="P4"/>
      <text:p text:style-name="P4">Response JSON Array:</text:p>
      <text:p text:style-name="P4"/>
      <text:p text:style-name="P4"><text:tab/>[PONumber]<text:tab/>=&gt; The dealer's purchase order number.</text:p>
      <text:p text:style-name="P4"><text:tab/>[InteralID]<text:tab/><text:tab/>=&gt; The purchase order ID assigned by vendor or internal ID of received data.</text:p>
      <text:p text:style-name="P4"><text:tab/>[DealerKey]<text:tab/>=&gt; Returned only if merX server generated a new key which is only done on initial call</text:p>
      <text:p text:style-name="P4"><text:tab/>[Items] (Array)</text:p>
      <text:p text:style-name="P4"><text:tab/><text:tab/>[0]<text:tab/>=&gt; (Object)</text:p>
      <text:p text:style-name="P4"><text:tab/><text:tab/><text:tab/>[Vendor<text:span text:style-name="T29">ID</text:span>]<text:tab/>=&gt; Vendor part belongs to</text:p>
      <text:p text:style-name="P4"><text:tab/><text:tab/><text:tab/>[ItemNumber]<text:tab/>=&gt; Part number requested to order</text:p>
      <text:p text:style-name="P4"><text:tab/><text:tab/><text:tab/>[Superseded]<text:tab/>=&gt; Superseded Part number that is being ordered in place of original</text:p>
      <text:p text:style-name="P4"><text:tab/><text:tab/><text:tab/>[SubVendor]<text:tab/>=&gt; Vendor for substitution part</text:p>
      <text:p text:style-name="P4"><text:tab/><text:tab/><text:tab/>[SubNumber]<text:tab/>=&gt; Part number item has been substituted to</text:p>
      <text:p text:style-name="P4"><text:tab/><text:tab/><text:tab/>[NLA]<text:tab/><text:tab/>=&gt; 1 = item is no longer available</text:p>
      <text:p text:style-name="P4"><text:tab/><text:tab/><text:tab/>[Closeout<text:tab/><text:span text:style-name="T30">]</text:span><text:tab/>=&gt; 1 = item only available until inventory depleted, then becomes NLA</text:p>
      <text:p text:style-name="P4"><text:tab/><text:tab/><text:tab/>[BackorderQty]<text:tab/>=&gt; Qty of items not in stock that will need to be ordered</text:p>
      <text:p text:style-name="P4"><text:tab/><text:tab/><text:tab/>[MSRP]<text:tab/><text:tab/>=&gt; S<text:span text:style-name="T36">uggested </text:span>R<text:span text:style-name="T36">etail </text:span>P<text:span text:style-name="T36">rice</text:span> of item</text:p>
      <text:p text:style-name="P4"><text:tab/><text:tab/><text:tab/>[Cost]<text:tab/><text:tab/>=&gt; Current cost for specific dealer placing order</text:p>
      <text:p text:style-name="P4"/>
      <text:p text:style-name="P4"><text:tab/>[Units] (Array)</text:p>
      <text:p text:style-name="P4"><text:tab/><text:tab/>[0]<text:tab/>=&gt; (Object)</text:p>
      <text:p text:style-name="P10"><text:tab/><text:tab/><text:tab/><text:span text:style-name="T2">[ModelNumber]*<text:tab/>=&gt; Vendor's model number or order code</text:span></text:p>
      <text:p text:style-name="P10"><text:tab/><text:tab/><text:tab/>[Vendor<text:span text:style-name="T29">ID</text:span>]<text:tab/>=&gt; Vendor part belongs to</text:p>
      <text:p text:style-name="P4"><text:tab/><text:tab/><text:tab/>[OrderCode]<text:tab/>=&gt; If vendor has a unique part number to reference this unit it goes here</text:p>
      <text:p text:style-name="P4"><text:tab/><text:tab/><text:tab/>[NLA]<text:tab/><text:tab/>=&gt; Unit is no longer available</text:p>
      <text:p text:style-name="P4"><text:tab/><text:tab/><text:tab/>[BackorderQty]<text:tab/>=&gt; Qty needing to be ordered by vendor and not readily available</text:p>
      <text:p text:style-name="P4"><text:tab/><text:tab/><text:tab/>[MSRP]<text:tab/><text:tab/>=&gt; S<text:span text:style-name="T38">uggested </text:span>R<text:span text:style-name="T38">etail </text:span>P<text:span text:style-name="T38">rice</text:span> of unit</text:p>
      <text:p text:style-name="P7"><text:tab/><text:tab/><text:tab/>[Cost]<text:tab/><text:tab/>=&gt; Cost of unit to current dealer</text:p>
      <text:p text:style-name="P52"><text:span text:style-name="T23">getorderstatus</text:span>:</text:p>
      <text:p text:style-name="P27">This package type requests an update from merX related to a specific vendor for an order that has already been sent. A response can include the number of boxes and tracking number for each and can even get as detailed as telling which and how many of each item is in each box. HTTP status codes are used to tell the dealer's BSV if the request was successful or not. See Appendix A for the list of valid HTTP response codes.</text:p>
      <text:p text:style-name="P27"/>
      <text:p text:style-name="P4">Request Type: GET</text:p>
      <text:p text:style-name="P4"/>
      <text:p text:style-name="P4">URL: /getorderstatus</text:p>
      <text:p text:style-name="P4"/>
      <text:p text:style-name="P4">Required GET Variables:</text:p>
      <text:p text:style-name="P4"><text:tab/><text:span text:style-name="T2">[AccountNumber]<text:tab/><text:tab/>=&gt; Dealer's account, provided by supplier/vendor.</text:span></text:p>
      <text:p text:style-name="P19"><text:tab/>[DealerKey]<text:tab/><text:tab/>=&gt; Dealer's UUID </text:p>
      <text:p text:style-name="P19"><text:tab/>[BSVKey]<text:tab/><text:tab/>=&gt; BSV authentication key.</text:p>
      <text:p text:style-name="P19"><text:tab/>[InternalID]<text:tab/><text:tab/>=&gt; The Internal ID generated when the original order was sent</text:p>
      <text:p text:style-name="P4"><text:tab/></text:p>
      <text:p text:style-name="P4"/>
      <text:p text:style-name="P4">getorderstatus Response JSON Object:</text:p>
      <text:p text:style-name="P4"><text:tab/>[InternalID]<text:tab/><text:tab/>=&gt; merX purchase order id</text:p>
      <text:p text:style-name="P4"><text:tab/>[PONumber]<text:tab/><text:tab/>=&gt; Dealer's purchase order number</text:p>
      <text:p text:style-name="P4"><text:tab/>[Discount]<text:tab/><text:tab/><text:span text:style-name="T17">=</text:span>&gt; Blanket Discounts provided</text:p>
      <text:p text:style-name="P4"><text:tab/>[ExpectedDelivery<text:span text:style-name="T27">]</text:span><text:tab/><text:tab/>=&gt; Used for seasonal orders to estimate when the product will arrive at dealership</text:p>
      <text:p text:style-name="P4"><text:tab/><text:span text:style-name="T53">[PayByDiscAmt]</text:span></text:p>
      <text:p text:style-name="P4"><text:tab/><text:span text:style-name="T53">[PayByDate]</text:span></text:p>
      <text:p text:style-name="P4"><text:tab/><text:span text:style-name="T53">[PayByDiscPercent]</text:span></text:p>
      <text:p text:style-name="P4"><text:tab/>[Status]<text:tab/><text:tab/><text:tab/>=&gt; 0=<text:span text:style-name="T1">Pending</text:span>, 1=<text:span text:style-name="T1">Ordered</text:span>, 2=<text:span text:style-name="T1">Processing</text:span>, 3=<text:span text:style-name="T1">Pulling, 4=Staging, 5=Shipping, 6=Completed</text:span></text:p>
      <text:p text:style-name="P4"/>
      <text:p text:style-name="P4"><text:tab/>[Boxes]</text:p>
      <text:p text:style-name="P4"><text:tab/><text:tab/>[BoxNumber]<text:tab/><text:tab/>=&gt; Box Number (1,2,3...) </text:p>
      <text:p text:style-name="P17"><text:tab/><text:tab/><text:span text:style-name="T54">[ShipVendor]<text:tab/><text:tab/>=&gt; Shipper (UPS, FedEx)</text:span></text:p>
      <text:p text:style-name="P17"><text:tab/><text:tab/>[TrackingNumber]<text:tab/><text:tab/>=&gt; The packages tracking number</text:p>
      <text:p text:style-name="P4"><text:tab/><text:tab/>[VendorInvoice]<text:tab/><text:tab/>=&gt; Vendor<text:span text:style-name="T37">'</text:span>s invoice number to reference this box </text:p>
      <text:p text:style-name="P4"><text:tab/><text:tab/>[DueDate]<text:tab/><text:tab/>=&gt; Due Date for payment for this specific box/invoice number</text:p>
      <text:p text:style-name="P4"><text:tab/><text:tab/>[ShipCost]<text:tab/><text:tab/>=&gt; Used if paying shipping per box shipped</text:p>
      <text:p text:style-name="P4"><text:tab/><text:tab/>[ShipDate]<text:tab/><text:tab/>=&gt; When box was shipped</text:p>
      <text:p text:style-name="P4"><text:tab/><text:tab/>[Items]<text:tab/>(Array)</text:p>
      <text:p text:style-name="P4"><text:tab/><text:tab/><text:tab/>[0] <text:tab/>=&gt; (Object)</text:p>
      <text:p text:style-name="P4"><text:tab/><text:tab/><text:tab/><text:tab/>[VendorID]<text:tab/><text:tab/>=&gt; Vendor the part belongs to</text:p>
      <text:p text:style-name="P4"><text:tab/><text:tab/><text:tab/><text:tab/>[ItemNumber]<text:tab/><text:tab/>=&gt; ItemNumber</text:p>
      <text:p text:style-name="P4"><text:tab/><text:tab/><text:tab/><text:tab/>[Supersession<text:span text:style-name="T54">Number</text:span>] <text:tab/>=&gt; <text:span text:style-name="T54">Only exist is super was shipped in place of original</text:span></text:p>
      <text:p text:style-name="P17"><text:tab/><text:tab/><text:tab/><text:tab/>[<text:span text:style-name="T54">CrossReferenceNumber</text:span>]<text:tab/>=&gt; <text:span text:style-name="T54">Only exist is super was shipped in place of original</text:span></text:p>
      <text:p text:style-name="P4"><text:tab/><text:tab/><text:tab/><text:tab/>[QtyShipped]<text:tab/><text:tab/>=&gt; Qty</text:p>
      <text:p text:style-name="P4"><text:tab/><text:tab/><text:tab/><text:tab/>[Cost]<text:tab/><text:tab/><text:tab/>=&gt; Cost</text:p>
      <text:p text:style-name="P4"/>
      <text:p text:style-name="P4"><text:tab/>[Units] (Array)</text:p>
      <text:p text:style-name="P4"><text:tab/><text:tab/>[0]<text:tab/>=&gt; (Object)</text:p>
      <text:p text:style-name="P4"><text:tab/><text:tab/><text:tab/><text:span text:style-name="T2">[VendorID]*<text:tab/>=&gt; Vendor the part belongs to</text:span></text:p>
      <text:p text:style-name="P10"><text:tab/><text:tab/><text:tab/><text:span text:style-name="T2">[ModelNumber]*<text:tab/>=&gt; Vendor's model number or order code</text:span></text:p>
      <text:p text:style-name="P17"><text:span text:style-name="T2"><text:tab/><text:tab/><text:tab/></text:span><text:span text:style-name="T26">[ShipVendor]<text:tab/>=&gt; Shipper (UPS, FedEx)</text:span></text:p>
      <text:p text:style-name="P17"><text:span text:style-name="T25"><text:tab/><text:tab/><text:tab/>[TrackingNumber]<text:tab/>=&gt; The packages tracking number</text:span><text:span text:style-name="T2"><text:tab/></text:span></text:p>
      <text:p text:style-name="P17"><text:span text:style-name="T2"><text:tab/><text:tab/><text:tab/></text:span>[OrderCode]<text:tab/>=&gt; Vendor<text:span text:style-name="T37">'</text:span>s unique number for this model unit</text:p>
      <text:p text:style-name="P4"><text:tab/><text:tab/><text:tab/>[Year]<text:tab/><text:tab/>=&gt; Year of unit if required</text:p>
      <text:p text:style-name="P4"><text:tab/><text:tab/><text:tab/>[Color<text:span text:style-name="T54">s</text:span>]<text:tab/><text:tab/>=&gt; Primary color<text:span text:style-name="T54">(s)</text:span> of unit</text:p>
      <text:p text:style-name="P4"><text:tab/><text:tab/><text:tab/>[Details]<text:tab/><text:tab/>=&gt; Special notes or detail of units desired</text:p>
      <text:p text:style-name="P4"><text:tab/><text:tab/><text:tab/>[Qty]<text:tab/><text:tab/>=&gt; Qty of units</text:p>
      <text:p text:style-name="P4"><text:tab/><text:tab/><text:tab/>[VIN-Serial]<text:tab/>=&gt; <text:span text:style-name="T54">ID number of unit</text:span> </text:p>
      <text:p text:style-name="P4"><text:soft-page-break/><text:tab/><text:tab/><text:tab/>[Cost]<text:tab/><text:tab/>=&gt; Cost of unit</text:p>
      <text:p text:style-name="P4"><text:tab/><text:tab/><text:tab/>[Freight]<text:tab/><text:tab/>=&gt; Cost of shipping for this specific unit(s)</text:p>
      <text:p text:style-name="P4"/>
      <text:p text:style-name="P4"/>
      <text:p text:style-name="P4"><text:tab/>[PendingItems] (Array)</text:p>
      <text:p text:style-name="P4"><text:tab/><text:tab/>[0] <text:tab/>=&gt; (Object)</text:p>
      <text:p text:style-name="P4"><text:tab/><text:tab/><text:tab/>[VendorID]<text:tab/>=&gt; Vendor the part belongs to</text:p>
      <text:p text:style-name="P4"><text:tab/><text:tab/><text:tab/>[ItemNumber]<text:tab/>=&gt; Item Number</text:p>
      <text:p text:style-name="P4"><text:tab/><text:tab/><text:tab/>[Qty]<text:tab/><text:tab/>=&gt; Qty not shipped</text:p>
      <text:p text:style-name="P4"><text:tab/><text:tab/><text:tab/>[QtyBackordered]<text:tab/>=&gt; Qty supplier is going to have to order on their end. </text:p>
      <text:p text:style-name="P4"><text:tab/><text:tab/><text:tab/>[Cost]<text:tab/><text:tab/>=&gt; Cost of item</text:p>
      <text:p text:style-name="P4"><text:tab/><text:tab/><text:tab/>[EstShipDate]<text:tab/>=&gt; Estimated ship date for the items</text:p>
      <text:p text:style-name="P4"><text:tab/><text:tab/><text:tab/>[<text:span text:style-name="T55">Ship</text:span>Notes]<text:tab/>=&gt; Additional Notes (additional backorder information to share with customer)</text:p>
      <text:p text:style-name="P4"><text:tab/><text:tab/><text:tab/></text:p>
      <text:p text:style-name="P4"/>
      <text:p text:style-name="P4"><text:tab/>[PendingUnits] (Array)</text:p>
      <text:p text:style-name="P4"><text:tab/><text:tab/>[0] <text:tab/>=&gt; (Object)</text:p>
      <text:p text:style-name="P4"><text:tab/><text:tab/><text:tab/>[VendorID]<text:tab/>=&gt; Vendor the part belongs to</text:p>
      <text:p text:style-name="P4"><text:tab/><text:tab/><text:tab/>[OrderCode]<text:tab/>=&gt; Vendor's specific part number referencing this model unit</text:p>
      <text:p text:style-name="P4"><text:tab/><text:tab/><text:tab/>[ModelNumber]<text:tab/>=&gt; Model Number of Unit</text:p>
      <text:p text:style-name="P4"><text:tab/><text:tab/><text:tab/>[Year]<text:tab/><text:tab/>=&gt; Year of unit</text:p>
      <text:p text:style-name="P4"><text:tab/><text:tab/><text:tab/>[Color<text:span text:style-name="T55">s</text:span>]<text:tab/><text:tab/>=&gt; Primary color<text:span text:style-name="T55">(s)</text:span> of unit</text:p>
      <text:p text:style-name="P4"><text:tab/><text:tab/><text:tab/>[Qty]<text:tab/><text:tab/>=&gt; Qty not shipped or on backorder</text:p>
      <text:p text:style-name="P4"><text:tab/><text:tab/><text:tab/>[Cost]<text:tab/><text:tab/>=&gt; Cost of item</text:p>
      <text:p text:style-name="P4"><text:tab/><text:tab/><text:tab/>[EstShipDate]<text:tab/>=&gt; Estimated ship date for the items</text:p>
      <text:p text:style-name="P4"><text:tab/><text:tab/><text:tab/>[<text:span text:style-name="T55">Ship</text:span>Notes]<text:tab/>=&gt; Additional Notes</text:p>
      <text:p text:style-name="P4"><text:tab/><text:tab/><text:tab/></text:p>
      <text:p text:style-name="P39"/>
      <text:p text:style-name="P50"><text:span text:style-name="T23">sendpayment</text:span>:</text:p>
      <text:p text:style-name="P27">Th<text:span text:style-name="T27">is</text:span> <text:s/>transaction type is used to send a Purchase Order payment detail to a selected vendor. The response will be a standard HTTP status code for success. Error codes are sent in the message body as the first word in the sentence and will be listed in Appendix B for each event. HTTP status codes are used to tell the dealer's BSV if the request was successful or not. See Appendix A for the list of valid HTTP response codes.</text:p>
      <text:p text:style-name="P27"/>
      <text:p text:style-name="P4">Request Type: POST</text:p>
      <text:p text:style-name="P4"/>
      <text:p text:style-name="P4">URL Path: /sendpayment</text:p>
      <text:p text:style-name="P4"/>
      <text:p text:style-name="P4">Required POST Variables:</text:p>
      <text:p text:style-name="P4"><text:tab/><text:span text:style-name="T2">[AccountNumber]<text:tab/><text:tab/>=&gt; Dealer's account, provided by supplier/vendor</text:span></text:p>
      <text:p text:style-name="P19"><text:tab/>[DealerKey]<text:tab/><text:tab/>=&gt; Dealer's UUID that was passed back in original order (blank on very first communication)</text:p>
      <text:p text:style-name="P19"><text:tab/>[BSVKey]<text:tab/><text:tab/>=&gt; BSV authentication key</text:p>
      <text:p text:style-name="P19"><text:tab/>[Data]<text:tab/><text:tab/><text:tab/>=&gt; JSON field that contains all of the purchase order details</text:p>
      <text:p text:style-name="P4"><text:tab/></text:p>
      <text:p text:style-name="P4">Data JSON Object Format:</text:p>
      <text:p text:style-name="P4"><text:tab/>[POs]<text:tab/>(Array)</text:p>
      <text:p text:style-name="P4"><text:tab/><text:tab/>[0]<text:tab/>=&gt; (Object)</text:p>
      <text:p text:style-name="P4"><text:tab/><text:tab/><text:tab/>[PONumber]<text:tab/><text:tab/>=&gt; Purchase Order Being Paid</text:p>
      <text:p text:style-name="P4"><text:tab/><text:tab/><text:tab/>[InvoiceNumber]<text:tab/><text:tab/>=&gt; Vendor Invoice Number</text:p>
      <text:p text:style-name="P4"><text:tab/><text:tab/><text:tab/>[AmountToPay]<text:tab/><text:tab/>=&gt; Amount to pay on this purchase order</text:p>
      <text:p text:style-name="P4"><text:tab/><text:tab/><text:tab/>[Units]<text:tab/>(Array)</text:p>
      <text:p text:style-name="P4"><text:tab/><text:tab/><text:tab/><text:tab/>[0] <text:tab/>=&gt; (Object)</text:p>
      <text:p text:style-name="P4"><text:tab/><text:tab/><text:tab/><text:tab/><text:tab/>[VIN-Serial]<text:tab/>=&gt; VIN-Serial that we are paying for </text:p>
      <text:p text:style-name="P4"><text:tab/><text:tab/><text:tab/><text:tab/><text:tab/>[AmountToPay]<text:tab/>=&gt; amount we are paying on this unit</text:p>
      <text:p text:style-name="P4"/>
      <text:p text:style-name="P4"/>
      <text:p text:style-name="P4"><text:tab/>[CreditMemo] (Array)</text:p>
      <text:p text:style-name="P4"><text:tab/><text:tab/>[0] <text:tab/>=&gt; (Object)</text:p>
      <text:p text:style-name="P4"><text:tab/><text:tab/><text:tab/>[CreditMemo]<text:tab/>=&gt; Credit memo number being used as payment</text:p>
      <text:p text:style-name="P4"><text:tab/><text:tab/><text:tab/>[CreditAmount]<text:tab/>=&gt; Amount of this credit memo used on this particular payment</text:p>
      <text:p text:style-name="P4"/>
      <text:p text:style-name="P4"/>
      <text:p text:style-name="P4"><text:tab/>[PaymentMethods] (Array)</text:p>
      <text:p text:style-name="P4"><text:tab/><text:tab/>[0] <text:tab/>=&gt; (Object)</text:p>
      <text:p text:style-name="P4"><text:tab/><text:tab/><text:tab/>[CheckNumber]<text:tab/>=&gt; Check number being sent</text:p>
      <text:p text:style-name="P4"><text:tab/><text:tab/><text:tab/>[CreditCard]<text:tab/>=&gt; Last 4 of credit card to use for payment. (Must be setup with vendor in advance)</text:p>
      <text:p text:style-name="P4"><text:tab/><text:tab/><text:tab/>[ACHTransaction]<text:tab/>=&gt; Transaction ID of Electronic Funds Transfer if available <text:s/>(999 if unknown)</text:p>
      <text:p text:style-name="P4"><text:tab/><text:tab/><text:tab/>[Amount]<text:tab/><text:tab/><text:span text:style-name="T17">=</text:span>&gt; Amount of Payment using this method</text:p>
      <text:p text:style-name="P39"/>
      <text:p text:style-name="P50"><text:span text:style-name="T23">getcredits</text:span>:</text:p>
      <text:p text:style-name="P27">This package type requests an updated list of available credits that can be used by the dealer. These credits could be for Warranty claims, rebates, holdbacks or any other type. See Appendix A for the list of valid HTTP response codes.</text:p>
      <text:p text:style-name="P4"/>
      <text:p text:style-name="P4">Request Type: GET</text:p>
      <text:p text:style-name="P4"/>
      <text:p text:style-name="P4">URL: /getcredits</text:p>
      <text:p text:style-name="P4"/>
      <text:p text:style-name="P4">Required GET Variables:</text:p>
      <text:p text:style-name="P4"><text:tab/><text:span text:style-name="T2">[AccountNumber]<text:tab/><text:tab/>=&gt; Dealer's account, provided by supplier/vendor.</text:span></text:p>
      <text:p text:style-name="P19"><text:tab/>[DealerKey]<text:tab/><text:tab/>=&gt; Dealer's UUID</text:p>
      <text:p text:style-name="P19"><text:tab/>[BSVKey]<text:tab/><text:tab/>=&gt; BSV authentication key</text:p>
      <text:p text:style-name="P4"/>
      <text:p text:style-name="P4">GetCredits Response JSON Object:</text:p>
      <text:p text:style-name="P4"><text:tab/>[Credits] (Array)</text:p>
      <text:p text:style-name="P4"><text:tab/><text:tab/>[0]<text:tab/>=&gt; (Object)</text:p>
      <text:p text:style-name="P4"><text:tab/><text:tab/><text:tab/>[Type]<text:tab/><text:tab/>=&gt; 1=Refund, 2= Rebate, 3= Holdback, 4= Warranty</text:p>
      <text:p text:style-name="P59">[TransactionNo]<text:tab/>=&gt; Distinct Transaction number for type: warranty would hold warranty claim number, refunds would hold vendor invoice number refund was posted against. Rebates and hold backs would contain a VIN-Serial number associated with.</text:p>
      <text:p text:style-name="P4"><text:tab/><text:tab/><text:tab/>[Amount]<text:tab/><text:tab/>=&gt; Amount being given as credit.</text:p>
      <text:p text:style-name="P4"><text:tab/><text:tab/><text:tab/>[CreditMemo]<text:tab/>=&gt; The credit memo number being given as reference to vendor credit.</text:p>
      <text:p text:style-name="P39"/>
      <text:p text:style-name="P57">get<text:span text:style-name="T50">iteminfo</text:span><text:span text:style-name="T25">:</text:span></text:p>
      <text:p text:style-name="P46"/>
      <text:p text:style-name="P16">Request Type: GET</text:p>
      <text:p text:style-name="P16"/>
      <text:p text:style-name="P16">URL: /get<text:span text:style-name="T50">iteminfo</text:span></text:p>
      <text:p text:style-name="P16"/>
      <text:p text:style-name="P25">Required GET Variables:</text:p>
      <text:p text:style-name="P47"><text:tab/><text:span text:style-name="T15">[AccountNumber]<text:tab/><text:tab/>=&gt; Dealer's account, provided by supplier/vendor.</text:span></text:p>
      <text:p text:style-name="P23"><text:tab/>[DealerKey]<text:tab/><text:tab/>=&gt; Dealer's UUID</text:p>
      <text:p text:style-name="P21"><text:tab/>[BSVKey]<text:tab/><text:tab/>=&gt; BSV authentication key</text:p>
      <text:p text:style-name="P22"><text:tab/>[VendorID]<text:tab/><text:tab/>=&gt; Vendor the part belongs to</text:p>
      <text:p text:style-name="P22"><text:tab/>[ItemNumber]<text:tab/><text:tab/>=&gt; Part number we'd like to look up</text:p>
      <text:p text:style-name="P25"/>
      <text:p text:style-name="P26">Response JSON Object:</text:p>
      <text:p text:style-name="P26"/>
      <text:p text:style-name="P26"><text:tab/><text:span text:style-name="T51">[MSRP]</text:span></text:p>
      <text:p text:style-name="P26"><text:tab/><text:span text:style-name="T51">[Cost]</text:span></text:p>
      <text:p text:style-name="P26"><text:tab/><text:span text:style-name="T51">[MAP]</text:span></text:p>
      <text:p text:style-name="P26"><text:tab/><text:span text:style-name="T51">[Category]</text:span></text:p>
      <text:p text:style-name="P26"><text:tab/><text:span text:style-name="T51">[Closeout]</text:span></text:p>
      <text:p text:style-name="P26"><text:tab/><text:span text:style-name="T51">[OrigManufName]</text:span></text:p>
      <text:p text:style-name="P26"><text:tab/><text:span text:style-name="T51">[OrigManufNumber]</text:span></text:p>
      <text:p text:style-name="P26"><text:tab/><text:span text:style-name="T51">[NLA]</text:span></text:p>
      <text:p text:style-name="P26"><text:tab/><text:span text:style-name="T52">[SupersessionNumber]</text:span></text:p>
      <text:p text:style-name="P50"><text:span text:style-name="T23">getinventory</text:span>:</text:p>
      <text:p text:style-name="P27">This method allows a dealer to retrieve from a distributor or manufacturer, current pricing and inventory information on a specific part. See Appendix A for the list of valid HTTP response codes.</text:p>
      <text:p text:style-name="P4"/>
      <text:p text:style-name="P4">Request Type: GET</text:p>
      <text:p text:style-name="P4"/>
      <text:p text:style-name="P4">URL: /getinventory</text:p>
      <text:p text:style-name="P4"/>
      <text:p text:style-name="P4">Required GET Variables:</text:p>
      <text:p text:style-name="P4"><text:tab/><text:span text:style-name="T2">[AccountNumber]<text:tab/><text:tab/>=&gt; Dealer's account, provided by supplier/vendor</text:span></text:p>
      <text:p text:style-name="P19"><text:tab/>[DealerKey]<text:tab/><text:tab/>=&gt; Dealer's UUID that was passed back in original order (blank on very first communication)</text:p>
      <text:p text:style-name="P19"><text:tab/>[BSVKey]<text:tab/><text:tab/>=&gt; BSV authentication key</text:p>
      <text:p text:style-name="P19"><text:tab/>[VendorID]<text:tab/><text:tab/>=&gt; Vendor the part belongs to</text:p>
      <text:p text:style-name="P19"><text:tab/>[ItemNumber]<text:tab/><text:tab/>=&gt; Part number we'd like to look up</text:p>
      <text:p text:style-name="P4"/>
      <text:p text:style-name="P4">Response JSON Object:</text:p>
      <text:p text:style-name="P4"><text:tab/></text:p>
      <text:p text:style-name="P13"><text:tab/>[MSRP]<text:tab/><text:tab/>=&gt; S<text:span text:style-name="T38">uggested </text:span>R<text:span text:style-name="T38">etail </text:span>P<text:span text:style-name="T38">rice</text:span></text:p>
      <text:p text:style-name="P4"><text:tab/>[Cost]<text:tab/><text:tab/>=&gt; Cost of Item For Requesting Dealer</text:p>
      <text:p text:style-name="P13"><text:tab/>[Category]<text:tab/><text:tab/>=&gt; Category Information For Item</text:p>
      <text:p text:style-name="P4"><text:tab/>[NLA]<text:tab/><text:tab/><text:tab/>=&gt; (0 not set, 1 no longer available) Is the item no longer available?</text:p>
      <text:p text:style-name="P15"><text:tab/><text:span text:style-name="T45">[Warehouses] </text:span></text:p>
      <text:p text:style-name="P15"><text:tab/><text:tab/><text:span text:style-name="T45">[0] =&gt; Array</text:span></text:p>
      <text:p text:style-name="P15"><text:tab/><text:tab/><text:tab/><text:span text:style-name="T31">[WarehouseName]<text:tab/><text:tab/>=&gt; Label of warehouse or distribution center</text:span></text:p>
      <text:p text:style-name="P15"><text:tab/><text:tab/><text:tab/><text:span text:style-name="T48">[WarehouseState]<text:tab/><text:tab/>=&gt; State warehouse is located in</text:span></text:p>
      <text:p text:style-name="P15"><text:tab/><text:tab/><text:tab/><text:span text:style-name="T45">[Qty]<text:tab/><text:tab/><text:tab/>=&gt; Number of items</text:span></text:p>
      <text:p text:style-name="P15"><text:tab/><text:tab/><text:tab/><text:span text:style-name="T45">[DaysToArrive]</text:span><text:tab/><text:tab/><text:span text:style-name="T45">=&gt; Days in transit</text:span></text:p>
      <text:p text:style-name="P15"><text:tab/></text:p>
      <text:p text:style-name="P15"><text:tab/>[Supersession<text:span text:style-name="T48">Number</text:span>]<text:tab/>=&gt; Part Number of Superseded Item</text:p>
      <text:p text:style-name="P4"><text:tab/>[Image<text:span text:style-name="T48">s</text:span>]<text:tab/><text:tab/><text:tab/>=&gt; URL f<text:span text:style-name="T47">or</text:span> thumbnail of item</text:p>
      <text:p text:style-name="P4"><text:tab/><text:tab/><text:span text:style-name="T48">[0]=&gt;array</text:span></text:p>
      <text:p text:style-name="P4"><text:tab/><text:tab/><text:tab/><text:span text:style-name="T48">[ImageURL]<text:tab/>=&gt; web URL to image if available</text:span></text:p>
      <text:p text:style-name="P4"><text:tab/><text:tab/><text:tab/><text:span text:style-name="T48">[ImageSize]<text:tab/>=&gt; 1=thumbnail, 2=medium, 3=large</text:span></text:p>
      <text:p text:style-name="P4"/>
      <text:p text:style-name="P4"><text:tab/>[MAP]<text:tab/><text:tab/><text:tab/>=&gt; Minimum Advertised Price of item</text:p>
      <text:p text:style-name="P4"><text:tab/><text:span text:style-name="T45">[OrigManufName]<text:tab/><text:tab/>=&gt; OEM's name for the item</text:span></text:p>
      <text:p text:style-name="P4"><text:tab/><text:span text:style-name="T46">[OrigManufNumber]<text:tab/>=&gt; OEM's part number for the item</text:span></text:p>
      <text:p text:style-name="P39"/>
      <text:p text:style-name="P55">getVendors:</text:p>
      <text:p text:style-name="P41"/>
      <text:p text:style-name="P44">Request type: <text:span text:style-name="T43">GET</text:span></text:p>
      <text:p text:style-name="P42"/>
      <text:p text:style-name="P44">URL: /<text:span text:style-name="T43">getvendors</text:span></text:p>
      <text:p text:style-name="P43"/>
      <text:p text:style-name="P44">Required Variables:</text:p>
      <text:p text:style-name="P44"/>
      <text:p text:style-name="P45"><text:tab/><text:span text:style-name="T16">[AccountNumber]<text:tab/><text:tab/>=&gt; Dealer's account, provided by supplier/vendor</text:span></text:p>
      <text:p text:style-name="P20"><text:tab/><text:span text:style-name="T44">[BSVKey]<text:tab/><text:tab/>=&gt; BSV authentication key</text:span></text:p>
      <text:p text:style-name="P20"/>
      <text:p text:style-name="P24">JSON response object:</text:p>
      <text:p text:style-name="P24"/>
      <text:p text:style-name="P24"><text:tab/>[DealerKey]<text:tab/><text:tab/>=&gt; Dealer's UUID that was passed back in original order (blank on very first communication)</text:p>
      <text:p text:style-name="P24"><text:tab/><text:span text:style-name="T49">[VendorID]<text:tab/><text:tab/>=&gt; Vendor ID</text:span></text:p>
      <text:p text:style-name="P24"><text:tab/><text:span text:style-name="T49">[VendorName]<text:tab/><text:tab/>=&gt; Associated name of vendor</text:span></text:p>
      <text:p text:style-name="P56"/>
      <text:p text:style-name="P39"><text:span text:style-name="T23">sendinventory</text:span>:</text:p>
      <text:p text:style-name="P27">This method allows a dealer to send current inventory values to a vendor and can be done within any time constraint agreed upon between the two. For example: The “Lizzy” BMS system is capable of sending real time inventory feeds to vendor<text:span text:style-name="T37">'</text:span>s as items are being sold, or it can provide a monthly dump if that is desired. The merX system supports any type time constraint needed. See Appendix A for the list of valid HTTP response codes.</text:p>
      <text:p text:style-name="P4"><text:tab/></text:p>
      <text:p text:style-name="P4">Request Type: POST</text:p>
      <text:p text:style-name="P4"/>
      <text:p text:style-name="P4">URL: /sendinventory</text:p>
      <text:p text:style-name="P4"/>
      <text:p text:style-name="P4">Required POST Variables:</text:p>
      <text:p text:style-name="P4"><text:tab/><text:span text:style-name="T2">[AccountNumber]<text:tab/><text:tab/>=&gt; Dealer's account, provided by supplier/vendor</text:span></text:p>
      <text:p text:style-name="P19"><text:tab/>[DealerKey]<text:tab/><text:tab/>=&gt; Dealer's UUID that was passed back in original order (blank on very first communication)</text:p>
      <text:p text:style-name="P19"><text:tab/>[BSVKey]<text:tab/><text:tab/>=&gt; BSV authentication key</text:p>
      <text:p text:style-name="P19"><text:tab/>[Data]<text:tab/><text:tab/><text:tab/>=&gt; Object for holding the JSON Array elements themselves</text:p>
      <text:p text:style-name="P4"/>
      <text:p text:style-name="P4">Data JSON Object Format:</text:p>
      <text:p text:style-name="P4"><text:tab/>[Items]<text:tab/>(Array)</text:p>
      <text:p text:style-name="P4"><text:tab/><text:tab/>[0]<text:tab/>=&gt; (Object)</text:p>
      <text:p text:style-name="P4"><text:tab/><text:tab/><text:tab/>[VendorID]<text:tab/>=&gt; Vendor Code of Item</text:p>
      <text:p text:style-name="P4"><text:tab/><text:tab/><text:tab/>[ItemNumber]<text:tab/>=&gt; Part Number</text:p>
      <text:p text:style-name="P4"><text:tab/><text:tab/><text:tab/>[Qty]<text:tab/><text:tab/>=&gt; Current Stock Qty</text:p>
      <text:p text:style-name="P4"><text:tab/><text:tab/><text:tab/>[Cost]<text:tab/><text:tab/>=&gt; Cost of inventory</text:p>
      <text:p text:style-name="P4"><text:tab/><text:tab/><text:tab/>[Allocated]<text:tab/>=&gt; How many of the item are already spoken for?</text:p>
      <text:p text:style-name="P4"><text:tab/><text:tab/>...</text:p>
      <text:p text:style-name="P4"><text:tab/>[Serialized] (Array)</text:p>
      <text:p text:style-name="P4"><text:tab/><text:tab/>[0] <text:tab/>=&gt; (Object)</text:p>
      <text:p text:style-name="P4"><text:tab/><text:tab/><text:tab/>[VendorID] <text:tab/>=&gt; Vendor Code for unit</text:p>
      <text:p text:style-name="P4"><text:tab/><text:tab/><text:tab/>[OrderCode]<text:tab/>=&gt; Vendor specific part number for this unit model</text:p>
      <text:p text:style-name="P4"><text:tab/><text:tab/><text:tab/>[ModelNumber]<text:tab/>=&gt; Model Number</text:p>
      <text:p text:style-name="P4"><text:tab/><text:tab/><text:tab/>[VIN-Serial]<text:tab/>=&gt; VIN or serial of unit</text:p>
      <text:p text:style-name="P4"><text:tab/><text:tab/><text:tab/>[NURD]<text:tab/><text:tab/>=&gt; 1 New, 2 Used, 3 Rental, 4 Demo ( and yes, we know we spelled NURD :-)</text:p>
      <text:p text:style-name="P4"><text:tab/><text:tab/><text:tab/>[Cost]<text:tab/><text:tab/>=&gt; Amount paid for the unit</text:p>
      <text:p text:style-name="P4"><text:tab/><text:tab/><text:tab/>[Assembled]<text:tab/>=&gt; Is the unit assembled yet or is it still in the crate?</text:p>
      <text:p text:style-name="P4"><text:tab/><text:tab/><text:tab/>[OnDeal]<text:tab/><text:tab/>=&gt; Is the unit currently on a pending deal for a customer?</text:p>
      <text:p text:style-name="Standard"/>
      <text:p text:style-name="P49"><text:span text:style-name="T23">sendsales</text:span>:</text:p>
      <text:p text:style-name="P27">This method allows a dealer to send sales data to a vendor and can be done within any time constraint agreed upon between the two. For example: The “Lizzy” BMS system is capable of sending real time sales feeds to vendor<text:span text:style-name="T37">'</text:span>s as items are being sold, or it can provide a monthly dump if that is desired. The merX system supports any type time constraint needed. See Appendix A for the list of valid HTTP response codes.</text:p>
      <text:p text:style-name="P4"/>
      <text:p text:style-name="P4">Request Type: POST</text:p>
      <text:p text:style-name="P4"/>
      <text:p text:style-name="P4">URL: /sendsales</text:p>
      <text:p text:style-name="P4"/>
      <text:p text:style-name="P4">Required POST Variables:</text:p>
      <text:p text:style-name="P4"><text:tab/><text:span text:style-name="T2">[AccountNumber]<text:tab/><text:tab/>=&gt; Dealer's account, provided by supplier/vendor</text:span></text:p>
      <text:p text:style-name="P19"><text:tab/>[Password]<text:tab/><text:tab/>=&gt; Dealer's password, set when dealer registration request was processed</text:p>
      <text:p text:style-name="P19"><text:tab/>[BSVKey]<text:tab/><text:tab/>=&gt; BSV authentication key</text:p>
      <text:p text:style-name="P19"><text:tab/>[Data]<text:tab/><text:tab/><text:tab/>=&gt; Holds JSON Object of sales data</text:p>
      <text:p text:style-name="P4"/>
      <text:p text:style-name="P4">Data JSON Object Format:</text:p>
      <text:p text:style-name="P4"><text:tab/>[Items] (Array)</text:p>
      <text:p text:style-name="P4"><text:tab/><text:tab/>[0]<text:tab/>=&gt; (Object)</text:p>
      <text:p text:style-name="P4"><text:tab/><text:tab/><text:tab/>[VendorID]<text:tab/><text:tab/>=&gt; Vendor the part belongs to</text:p>
      <text:p text:style-name="P4"><text:tab/><text:tab/><text:tab/>[ItemNumber]<text:tab/><text:tab/>=&gt; Part number sold</text:p>
      <text:p text:style-name="P4"><text:tab/><text:tab/><text:tab/>[Qty]<text:tab/><text:tab/><text:tab/>=&gt; Quantity sold</text:p>
      <text:p text:style-name="P4"><text:tab/><text:tab/><text:tab/>[SoldFor]<text:tab/><text:tab/><text:tab/>=&gt; Individual Price Sold For. (Must multiply Qty * SoldFor if you want extended)</text:p>
      <text:p text:style-name="P6"/>
      <text:p text:style-name="P6"><text:tab/>[Serialized] (Array)</text:p>
      <text:p text:style-name="P4"><text:tab/><text:tab/>[0]<text:tab/>=&gt; (Object)</text:p>
      <text:p text:style-name="P4"><text:tab/><text:tab/><text:tab/>[InvoiceNumber]<text:tab/>=&gt; Dealers Invoice Number the Unit was sold on</text:p>
      <text:p text:style-name="P4"><text:tab/><text:tab/><text:tab/>[VendorID]<text:tab/>=&gt; Vendor Code of Unit</text:p>
      <text:p text:style-name="P4"><text:tab/><text:tab/><text:tab/>[OrderCode]<text:tab/>=&gt; Vendor specific part number for this unit model</text:p>
      <text:p text:style-name="P4"><text:tab/><text:tab/><text:tab/>[ModelNumber]<text:tab/>=&gt; Model Number of Unit</text:p>
      <text:p text:style-name="P4"><text:tab/><text:tab/><text:tab/>[VIN-Serial]<text:tab/>=&gt; VIN or serial number of sold unit</text:p>
      <text:p text:style-name="P4"><text:tab/><text:tab/><text:tab/>[NURD]<text:tab/><text:tab/>=&gt; 1 New, 2 Used, 3 Rental, 4 Demo ( and yes, we know we spelled NURD :-)</text:p>
      <text:p text:style-name="P4"><text:tab/><text:tab/><text:tab/>[Year]<text:tab/><text:tab/>=&gt; Model year of sold unit</text:p>
      <text:p text:style-name="P4"/>
      <text:p text:style-name="P4"><text:tab/>[SoldFor]<text:tab/><text:tab/><text:tab/>=&gt; Price Unit was Sold For</text:p>
      <text:p text:style-name="P4"><text:tab/>[Addons]<text:tab/><text:tab/><text:tab/>=&gt; Cost of added equipment or labor</text:p>
      <text:p text:style-name="P4"><text:tab/><text:tab/>[SoldTo]=&gt; (Object)</text:p>
      <text:p text:style-name="P4"><text:tab/><text:tab/><text:tab/>[ContactID]<text:tab/><text:tab/>=&gt; Unique ID for the customer</text:p>
      <text:p text:style-name="P4"><text:tab/><text:tab/><text:tab/>[Type]<text:tab/><text:tab/><text:tab/>=&gt; Customer type that purchased the unit ( business, landscaper, racer...)</text:p>
      <text:p text:style-name="P4"><text:tab/><text:tab/><text:tab/>[BusinessName]<text:tab/><text:tab/>=&gt; Name of company if company purchased unit</text:p>
      <text:p text:style-name="P4"><text:tab/><text:tab/><text:tab/>[FirstName]<text:tab/><text:tab/>=&gt; Customer first name</text:p>
      <text:p text:style-name="P4"><text:tab/><text:tab/><text:tab/>[MiddleName]<text:tab/><text:tab/>=&gt; Middle name of customer</text:p>
      <text:p text:style-name="P4"><text:tab/><text:tab/><text:tab/>[LastName]<text:tab/><text:tab/>=&gt; Last name of customer</text:p>
      <text:p text:style-name="P4"><text:tab/><text:tab/><text:tab/>[Address1]<text:tab/><text:tab/>=&gt; Address of primary purchaser</text:p>
      <text:p text:style-name="P4"><text:tab/><text:tab/><text:tab/>[Address2]<text:tab/><text:tab/>=&gt; Secondary Address</text:p>
      <text:p text:style-name="P4"><text:tab/><text:tab/><text:tab/>[City]<text:tab/><text:tab/><text:tab/>=&gt; City of customer</text:p>
      <text:p text:style-name="P4"><text:tab/><text:tab/><text:tab/>[State]<text:tab/><text:tab/><text:tab/>=&gt; State or Province of customer</text:p>
      <text:p text:style-name="P4"><text:tab/><text:tab/><text:tab/>[PostalCode]<text:tab/><text:tab/>=&gt; Zip code or postal code of customer</text:p>
      <text:p text:style-name="P4"><text:tab/><text:tab/><text:tab/>[Country]<text:tab/><text:tab/><text:tab/>=&gt; Country of the customer</text:p>
      <text:p text:style-name="P30"/>
      <text:p text:style-name="P53"><text:span text:style-name="T23">getmodel</text:span>:</text:p>
      <text:p text:style-name="P27">This method allows dealers to get updated model numbers and rebate information. See Appendix A for the list of valid HTTP response codes.</text:p>
      <text:p text:style-name="P4"/>
      <text:p text:style-name="P4">Request Type: GET</text:p>
      <text:p text:style-name="P4"/>
      <text:p text:style-name="P4">URL: /getmodel</text:p>
      <text:p text:style-name="P4"/>
      <text:p text:style-name="P4">Required GET Variables:</text:p>
      <text:p text:style-name="P4"><text:tab/><text:span text:style-name="T2">[AccountNumber]<text:tab/><text:tab/>=&gt; Dealer's account, provided by supplier/vendor</text:span></text:p>
      <text:p text:style-name="P19"><text:tab/>[DealerKey]<text:tab/><text:tab/>=&gt; Dealer's UUID that was passed back in original order (blank on very first communication)</text:p>
      <text:p text:style-name="P19"><text:tab/>[BSVKey]<text:tab/><text:tab/>=&gt; BSV authentication key</text:p>
      <text:p text:style-name="P4"/>
      <text:p text:style-name="P4">Optional GET Variables:</text:p>
      <text:p text:style-name="P4"><text:tab/>[VendorID]<text:tab/><text:tab/>=&gt; Vendor that you want to retrieve</text:p>
      <text:p text:style-name="P4"><text:tab/>[OrderCode]<text:tab/><text:tab/>=&gt; Vendor specific part number f<text:span text:style-name="T22">o</text:span>r this unit model</text:p>
      <text:p text:style-name="P4"><text:tab/>[Year]<text:tab/><text:tab/><text:tab/>=&gt; Year that you want to retrieve</text:p>
      <text:p text:style-name="P4"><text:tab/>[Model]<text:tab/><text:tab/><text:tab/>=&gt; Specific Model To Lookup</text:p>
      <text:p text:style-name="P4"/>
      <text:p text:style-name="P4">Response JSON Object:</text:p>
      <text:p text:style-name="P4"><text:tab/>[ModelNumber]<text:tab/><text:tab/>=&gt; Model Number</text:p>
      <text:p text:style-name="P4"><text:tab/>[OrderCode]<text:tab/><text:tab/>=&gt; Item number referring to this specific model for ordering purposes</text:p>
      <text:p text:style-name="P4"><text:tab/>[Description]<text:tab/><text:tab/>=&gt; Model description</text:p>
      <text:p text:style-name="P4"><text:tab/>[Cost]<text:tab/><text:tab/><text:tab/>=&gt; Model cost</text:p>
      <text:p text:style-name="P4"><text:tab/>[List]<text:tab/><text:tab/><text:tab/>=&gt; Model list price</text:p>
      <text:p text:style-name="P4"><text:tab/>[Cylinders]<text:tab/><text:tab/>=&gt; Number of engine cylinders</text:p>
      <text:p text:style-name="P4"><text:tab/>[Displacement]<text:tab/><text:tab/>=&gt; Engine displacement</text:p>
      <text:p text:style-name="P14"><text:tab/>[Image<text:span text:style-name="T48">s</text:span>]<text:tab/><text:tab/><text:tab/>=&gt; URL f<text:span text:style-name="T47">or</text:span> thumbnail of item</text:p>
      <text:p text:style-name="P14"><text:tab/><text:tab/><text:span text:style-name="T48">[0]=&gt;array</text:span></text:p>
      <text:p text:style-name="P14"><text:tab/><text:tab/><text:tab/><text:span text:style-name="T48">[ImageURL]<text:tab/>=&gt; web URL to image if available</text:span></text:p>
      <text:p text:style-name="P14"><text:tab/><text:tab/><text:tab/><text:span text:style-name="T48">[ImageSize]<text:tab/>=&gt; 1=thumbnail, 2=medium, 3=large</text:span></text:p>
      <text:p text:style-name="P14"/>
      <text:p text:style-name="P14"><text:tab/>[Rebate] ( Array )</text:p>
      <text:p text:style-name="P4"><text:tab/><text:tab/>[0] =&gt; (Object)</text:p>
      <text:p text:style-name="P4"><text:tab/><text:tab/><text:tab/>[Name]<text:tab/><text:tab/>=&gt; Name of rebate program</text:p>
      <text:p text:style-name="P4"><text:tab/><text:tab/><text:tab/>[DealerPercent]<text:tab/>=&gt; Percentage of rebate that goes to dealer</text:p>
      <text:p text:style-name="P4"><text:tab/><text:tab/><text:tab/>[CustomerPercent]<text:tab/>=&gt; Percentage of rebate that goes to customer</text:p>
      <text:p text:style-name="P4"><text:tab/><text:tab/><text:tab/>[Amount]<text:tab/><text:tab/>=&gt; Rebate amount</text:p>
      <text:p text:style-name="P4"><text:tab/><text:tab/><text:tab/>[StartDate]<text:tab/>=&gt; Date rebate starts</text:p>
      <text:p text:style-name="P4"><text:tab/><text:tab/><text:tab/>[EndDate]<text:tab/>=&gt; Date rebate ends</text:p>
      <text:p text:style-name="P4"><text:tab/><text:tab/><text:tab/>…</text:p>
      <text:p text:style-name="P4"><text:tab/>[Colors] (Array) </text:p>
      <text:p text:style-name="P4"><text:tab/><text:tab/>[0] =&gt; (Object) </text:p>
      <text:p text:style-name="P4"><text:tab/><text:tab/><text:tab/>[PrimaryColor]<text:tab/>=&gt; Primary color </text:p>
      <text:p text:style-name="P4"><text:tab/><text:tab/><text:tab/>[SecondaryColor]<text:tab/>=&gt; Secondary color</text:p>
      <text:p text:style-name="P4"><text:tab/><text:tab/>...</text:p>
      <text:p text:style-name="P39"/>
      <text:p text:style-name="P50"><text:span text:style-name="T23">senddoorswings</text:span>:</text:p>
      <text:p text:style-name="P4">This method allows dealers to send their door swings to a vendor and basically includes the date and the swing count. See Appendix A for the list of valid HTTP response codes.</text:p>
      <text:p text:style-name="P4"/>
      <text:p text:style-name="P4">Request Type: POST</text:p>
      <text:p text:style-name="P4"/>
      <text:p text:style-name="P4">URL: /senddoorswings</text:p>
      <text:p text:style-name="P4"/>
      <text:p text:style-name="P4">Required POST Variables:</text:p>
      <text:p text:style-name="P4"><text:tab/><text:span text:style-name="T2">AccountNumber<text:tab/><text:tab/>=&gt; Dealer's account, provided by supplier/vendor</text:span></text:p>
      <text:p text:style-name="P19"><text:tab/>DealerKey<text:tab/><text:tab/>=&gt; Dealer's UUID that was passed back in original order (blank on very first communication)</text:p>
      <text:p text:style-name="P19"><text:tab/>BSVKey<text:tab/><text:tab/><text:tab/>=&gt; BSV authentication key</text:p>
      <text:p text:style-name="P19"><text:tab/>DateOfSwings<text:tab/><text:tab/>=&gt; Date the swings were recorded</text:p>
      <text:p text:style-name="P19"><text:tab/>SwingCount<text:tab/><text:tab/>=&gt; Swing count for that day</text:p>
      <text:p text:style-name="P39"/>
      <text:p text:style-name="P50"><text:span text:style-name="T23">sendconsignmentinventory</text:span>:</text:p>
      <text:p text:style-name="P4">This method allows dealers to send their current consignment inventory counts to the supplier which is basically the unsold items they've been given to sell. See Appendix A for the list of valid HTTP response codes.</text:p>
      <text:p text:style-name="P4"/>
      <text:p text:style-name="P4">Request Type: POST</text:p>
      <text:p text:style-name="P4"/>
      <text:p text:style-name="P4">URL: /sendconsignmentinventory</text:p>
      <text:p text:style-name="P4"/>
      <text:p text:style-name="P4">Required POST Variables:</text:p>
      <text:p text:style-name="P4"><text:tab/><text:span text:style-name="T5">[</text:span><text:span text:style-name="T2">AccountNumber</text:span><text:span text:style-name="T5">]</text:span><text:span text:style-name="T2"><text:tab/><text:tab/>=&gt; Dealer's account, provided by supplier/vendor.</text:span></text:p>
      <text:p text:style-name="P19"><text:tab/><text:span text:style-name="T38">[</text:span>DealerKey<text:span text:style-name="T38">]</text:span><text:tab/><text:tab/>=&gt; Dealer's UUID that was passed back in original order (blank on very first communication)</text:p>
      <text:p text:style-name="P19"><text:tab/><text:span text:style-name="T38">[</text:span>BSVKey<text:span text:style-name="T38">]</text:span><text:tab/><text:tab/>=&gt; BSV authentication key.</text:p>
      <text:p text:style-name="P4"><text:tab/>[Data] (Array)</text:p>
      <text:p text:style-name="P4"><text:tab/><text:tab/>[0]<text:tab/>=&gt; (Object)</text:p>
      <text:p text:style-name="P4"><text:tab/><text:tab/><text:tab/>[ItemNumber]<text:tab/><text:tab/>=&gt; Item Number on Consignment</text:p>
      <text:p text:style-name="P4"><text:tab/><text:tab/><text:tab/>[Qty]<text:tab/><text:tab/><text:tab/>=&gt; Current Qty in stock for the item at the dealership</text:p>
      <text:p text:style-name="P39"/>
      <text:p text:style-name="P50"><text:span text:style-name="T23">sendconsignmentsales</text:span>:</text:p>
      <text:p text:style-name="P4">This method allows dealers to send their current consignment sales counts to the supplier which is basically the sold items they've been given to sell since the last time sent. See Appendix A for the list of valid HTTP response codes.</text:p>
      <text:p text:style-name="P4"/>
      <text:p text:style-name="P4">Request Type: POST</text:p>
      <text:p text:style-name="P4"/>
      <text:p text:style-name="P4">URL: /sendconsignmentsales</text:p>
      <text:p text:style-name="P4"/>
      <text:p text:style-name="P4">Required POST Variables:</text:p>
      <text:p text:style-name="P4"><text:tab/><text:span text:style-name="T5">[</text:span><text:span text:style-name="T2">AccountNumber</text:span><text:span text:style-name="T5">]</text:span><text:span text:style-name="T2"><text:tab/><text:tab/>=&gt; Dealer's account, provided by supplier/vendor</text:span></text:p>
      <text:p text:style-name="P19"><text:tab/><text:span text:style-name="T38">[</text:span>DealerKey<text:span text:style-name="T38">]</text:span><text:tab/><text:tab/>=&gt; Dealer's UUID that was passed back in original order (blank on very first communication)</text:p>
      <text:p text:style-name="P19"><text:tab/><text:span text:style-name="T38">[</text:span>BSVKey<text:span text:style-name="T38">]</text:span><text:tab/><text:tab/>=&gt; BSV authentication key</text:p>
      <text:p text:style-name="P4"><text:tab/>[Data] (Array)</text:p>
      <text:p text:style-name="P4"><text:tab/><text:tab/>[0]<text:tab/>=&gt; (Object)</text:p>
      <text:p text:style-name="P4"><text:tab/><text:tab/><text:tab/>[ItemNumber]<text:tab/><text:tab/>=&gt; Item Number on Consignment</text:p>
      <text:p text:style-name="P4"><text:tab/><text:tab/><text:tab/>[QtySold]<text:tab/><text:tab/><text:tab/>=&gt; Current Qty Sold since last payment was made for the item at the dealership</text:p>
      <text:p text:style-name="P39"/>
      <text:p text:style-name="P50"><text:span text:style-name="T23">getpricefile</text:span>:</text:p>
      <text:p text:style-name="P4">This method allows dealers to request price file updates from the system. See Appendix A for the list of valid HTTP response codes.</text:p>
      <text:p text:style-name="P4"/>
      <text:p text:style-name="P4">Note: merX maintains a database of parts data along with dealer specific costs based on the requirements of the vendor. These tables can be updated daily and it maintains the last date each item has been effected or added to the system. merX supports calling into this system and passing in a date in order to receive a delta response on everything that has changed for that dealer since the passed in date.</text:p>
      <text:p text:style-name="P4">Each merX server has customized scripts to handle these price file updates. These scripts may be specialized by each vendor and are not themselves part of the core merX system. While the price file update process itself is considered a “Generic”, the process by which the <text:span text:style-name="T22">d</text:span>eltas are built is not.</text:p>
      <text:p text:style-name="P4"/>
      <text:p text:style-name="P4">Request Type: GET</text:p>
      <text:p text:style-name="P4"/>
      <text:p text:style-name="P4">URL: /getpricefile</text:p>
      <text:p text:style-name="P4"/>
      <text:p text:style-name="P4">Required POST Variables:</text:p>
      <text:p text:style-name="P4"><text:tab/><text:span text:style-name="T5">[</text:span><text:span text:style-name="T2">AccountNumber</text:span><text:span text:style-name="T5">]</text:span><text:span text:style-name="T2"><text:tab/><text:tab/>=&gt; Dealer's account, provided by supplier/vendor</text:span></text:p>
      <text:p text:style-name="P19"><text:tab/><text:span text:style-name="T38">[</text:span>DealerKey<text:span text:style-name="T38">]</text:span><text:tab/><text:tab/><text:span text:style-name="T21">=</text:span>&gt; Dealer's UUID that was passed back in original order (blank on very first communication)</text:p>
      <text:p text:style-name="P19"><text:tab/><text:span text:style-name="T38">[</text:span>BSVKey<text:span text:style-name="T38">]</text:span><text:tab/><text:tab/>=&gt; BSV authentication key</text:p>
      <text:p text:style-name="P19"><text:tab/><text:span text:style-name="T38">[</text:span>RequestDate<text:span text:style-name="T38">]</text:span><text:tab/><text:tab/>=&gt; Date to work from for the deltas</text:p>
      <text:p text:style-name="P4"/>
      <text:p text:style-name="P4">Response JSON Object:</text:p>
      <text:p text:style-name="P4">Object</text:p>
      <text:p text:style-name="P4"><text:tab/>(</text:p>
      <text:p text:style-name="P4"><text:tab/>[&lt;VendorID&gt;] =&gt; Object</text:p>
      <text:p text:style-name="P4"><text:tab/><text:tab/>(</text:p>
      <text:p text:style-name="P4"><text:tab/><text:tab/>[&lt;Parts&gt;] =&gt; Object</text:p>
      <text:p text:style-name="P4"><text:tab/><text:tab/><text:tab/>(</text:p>
      <text:p text:style-name="P4"><text:tab/><text:tab/><text:tab/><text:span text:style-name="T41">[</text:span>ItemNumber<text:span text:style-name="T41">]</text:span><text:tab/>=&gt; Number of item</text:p>
      <text:p text:style-name="P4"><text:tab/><text:tab/><text:tab/><text:span text:style-name="T41">[</text:span>Description<text:span text:style-name="T41">]</text:span><text:tab/>=&gt; Description of item</text:p>
      <text:p text:style-name="P4"><text:tab/><text:tab/><text:tab/><text:span text:style-name="T41">[</text:span>MSRP<text:span text:style-name="T41">]</text:span><text:tab/><text:tab/>=&gt; Suggested Retail</text:p>
      <text:p text:style-name="P4"><text:tab/><text:tab/><text:tab/><text:span text:style-name="T41">[</text:span>Cost<text:span text:style-name="T41">]</text:span><text:tab/><text:tab/>=&gt; Dealer specific cost</text:p>
      <text:p text:style-name="P4"><text:tab/><text:tab/><text:tab/><text:span text:style-name="T41">[</text:span>Weight<text:span text:style-name="T41">]</text:span><text:tab/><text:tab/><text:span text:style-name="T21">=</text:span>&gt; weight of item</text:p>
      <text:p text:style-name="P4"><text:tab/><text:tab/><text:tab/><text:span text:style-name="T41">[</text:span>Supersession<text:span text:style-name="T41">]</text:span> <text:tab/>=&gt; Part item supersedes to</text:p>
      <text:p text:style-name="P4"><text:tab/><text:tab/><text:tab/><text:span text:style-name="T41">[</text:span>NLA<text:span text:style-name="T41">]</text:span><text:tab/><text:tab/>=&gt; 1 passed in if item has been obsoleted</text:p>
      <text:p text:style-name="P4"><text:tab/><text:tab/><text:tab/><text:span text:style-name="T41">[</text:span>Size<text:span text:style-name="T41">]</text:span><text:tab/><text:tab/>=&gt; if item is related to a size then what that size is</text:p>
      <text:p text:style-name="P4"><text:tab/><text:tab/><text:tab/><text:span text:style-name="T41">[</text:span>Color<text:span text:style-name="T41">]</text:span><text:tab/><text:tab/>=&gt; If item has a color then what is the color?</text:p>
      <text:p text:style-name="P4"><text:tab/><text:tab/><text:tab/><text:span text:style-name="T41">[</text:span>Category1<text:span text:style-name="T41">]</text:span><text:tab/>=&gt; if category information is available then what is it?</text:p>
      <text:p text:style-name="P4"><text:tab/><text:tab/><text:tab/><text:span text:style-name="T41">[</text:span>Category2<text:span text:style-name="T41">]</text:span><text:tab/>=&gt; if additional category is available then what is it?</text:p>
      <text:p text:style-name="P4"><text:tab/><text:tab/><text:tab/><text:span text:style-name="T41">[</text:span>Category3<text:span text:style-name="T41">]</text:span><text:tab/>=&gt; if additional category is available then what is it?</text:p>
      <text:p text:style-name="P4"><text:tab/><text:tab/><text:tab/><text:span text:style-name="T41">[</text:span>ImageURL<text:span text:style-name="T41">]</text:span><text:tab/>=&gt; If image data is available then where can it be located?</text:p>
      <text:p text:style-name="P4"><text:tab/><text:tab/><text:tab/>)</text:p>
      <text:p text:style-name="P4"><text:tab/><text:tab/>)</text:p>
      <text:p text:style-name="P4"><text:tab/>)</text:p>
      <text:p text:style-name="P38"/>
      <text:p text:style-name="P54">Appendix A</text:p>
      <text:p text:style-name="P27">HTTP Status Codes:</text:p>
      <text:p text:style-name="P27">500 – Internal Server Error, there was a problem with the merX server contact support.</text:p>
      <text:p text:style-name="P27">401 – Unauthorized, <text:s/>dealer authentication failed, details will be in the response body.</text:p>
      <text:p text:style-name="P27">400 – Bad Request, request was not formatted correctly, details will be in the response body.</text:p>
      <text:p text:style-name="P27">201 – Created, record created body will not contain any data.</text:p>
      <text:p text:style-name="P27">200 – OK, response body will contain a JSON object with the requested data.</text:p>
      <text:p text:style-name="P29"/>
      <text:p text:style-name="P29"/>
      <text:p text:style-name="P33">Appendix B</text:p>
      <text:p text:style-name="P4"/>
      <text:p text:style-name="P27">Error Codes (returned in HTTP message body):</text:p>
      <text:p text:style-name="P27">1000 – UUID Not Valid</text:p>
      <text:p text:style-name="P27">1001 – BSV Key Not Valid</text:p>
      <text:p text:style-name="P27">1002 – Dealer Number Not Valid</text:p>
      <text:p text:style-name="P27"/>
      <text:p text:style-name="P27">2000 – Purchase Order already sent and pulled by vendor.</text:p>
      <text:p text:style-name="P27"/>
      <text:p text:style-name="P34">Appendix C</text:p>
      <text:p text:style-name="P35"/>
      <text:p text:style-name="P36">A test inventory is included complete with detailed parts for confirming your instal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style:font-face style:name="Times1" svg:font-family="Times" style:font-family-generic="roman"/>
    <style:font-face style:name="Arial Narrow1" svg:font-family="'Arial Narrow'" style:font-family-generic="swiss"/>
    <style:font-face style:name="Arial narrow" svg:font-family="'Arial narrow'" style:font-family-generic="swis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style:contextual-spacing="false" fo:line-height="12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3909f8" officeooo:paragraph-rsid="003909f8"/>
    </style:style>
    <style:style style:name="MT1" style:family="text">
      <style:text-properties officeooo:rsid="003740d8"/>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Page <text:page-number text:select-page="current">1</text:page-number></text:p>
      </style:header>
      <style:footer>
        <text:p text:style-name="Footer">* <text:span text:style-name="MT1">= Required Fiel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08-25T17:33:30.208115395</dc:date>
    <meta:editing-duration>P13DT6H25M3S</meta:editing-duration>
    <meta:editing-cycles>79</meta:editing-cycles>
    <meta:print-date>2015-08-06T10:51:23.130769751</meta:print-date>
    <meta:printed-by>Kacey Wood</meta:printed-by>
    <dc:creator>Kacey Wood</dc:creator>
    <meta:document-statistic meta:table-count="0" meta:image-count="0" meta:object-count="0" meta:page-count="20" meta:paragraph-count="483" meta:word-count="4761" meta:character-count="30116" meta:non-whitespace-character-count="24910"/>
  </office:meta>
</office:document-meta>
</file>